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Contents_20_1">
      <style:paragraph-properties>
        <style:tab-stops>
          <style:tab-stop style:position="6.298in" style:type="right" style:leader-style="dotted" style:leader-text="."/>
          <style:tab-stop style:position="7.0791in" style:type="right" style:leader-style="dotted" style:leader-text="."/>
        </style:tab-stops>
      </style:paragraph-properties>
    </style:style>
    <style:style style:name="P2" style:family="paragraph" style:parent-style-name="Contents_20_2">
      <style:paragraph-properties>
        <style:tab-stops>
          <style:tab-stop style:position="1.0634in"/>
          <style:tab-stop style:position="6.298in" style:type="right" style:leader-style="dotted" style:leader-text="."/>
          <style:tab-stop style:position="7.0791in" style:type="right" style:leader-style="dotted" style:leader-text="."/>
        </style:tab-stops>
      </style:paragraph-properties>
    </style:style>
    <style:style style:name="P3" style:family="paragraph" style:parent-style-name="Contents_20_3">
      <style:paragraph-properties>
        <style:tab-stops>
          <style:tab-stop style:position="1.5752in"/>
          <style:tab-stop style:position="1.5972in"/>
          <style:tab-stop style:position="6.298in" style:type="right" style:leader-style="dotted" style:leader-text="."/>
          <style:tab-stop style:position="11.0252in"/>
        </style:tab-stops>
      </style:paragraph-properties>
    </style:style>
    <style:style style:name="P4" style:family="paragraph" style:parent-style-name="Heading_20_1_20_no_20_TOC">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snap-to-layout-grid="false"/>
    </style:style>
    <style:style style:name="P7" style:family="paragraph" style:parent-style-name="Standard">
      <style:paragraph-properties fo:margin-left="0in" fo:margin-right="0in" fo:text-indent="0in" style:auto-text-indent="false" style:snap-to-layout-grid="false"/>
      <style:text-properties fo:font-weight="bold" style:font-weight-asian="bold" style:language-complex="zxx" style:country-complex="none"/>
    </style:style>
    <style:style style:name="P8" style:family="paragraph" style:parent-style-name="Standard">
      <style:paragraph-properties fo:margin-left="0in" fo:margin-right="0in" fo:text-indent="0in" style:auto-text-indent="false" style:snap-to-layout-grid="false"/>
      <style:text-properties fo:font-size="10pt" style:font-size-asian="10pt" style:language-complex="zxx" style:country-complex="non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tyle="italic" style:font-style-asian="italic"/>
    </style:style>
    <style:style style:name="P11"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zxx" fo:country="none" fo:font-style="italic" style:font-size-asian="11pt" style:language-asian="zxx" style:country-asian="none" style:font-style-asian="italic"/>
    </style:style>
    <style:style style:name="P12" style:family="paragraph" style:parent-style-name="Standard">
      <style:text-properties fo:language="zxx" fo:country="none" style:language-asian="zxx" style:country-asian="none"/>
    </style:style>
    <style:style style:name="P13"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Standard">
      <style:text-properties fo:font-weight="bold" style:font-weight-asian="bold"/>
    </style:style>
    <style:style style:name="P15" style:family="paragraph" style:parent-style-name="Standard">
      <style:text-properties text:display="none"/>
    </style:style>
    <style:style style:name="P16" style:family="paragraph" style:parent-style-name="Standard">
      <style:text-properties style:font-name="Trebuchet MS" text:display="none"/>
    </style:style>
    <style:style style:name="P17" style:family="paragraph" style:parent-style-name="Standard">
      <style:text-properties style:font-name="Trebuchet MS" fo:font-size="11pt" fo:font-weight="bold" style:font-size-asian="11pt" style:font-weight-asian="bold"/>
    </style:style>
    <style:style style:name="P18" style:family="paragraph" style:parent-style-name="Standard">
      <style:paragraph-properties>
        <style:tab-stops>
          <style:tab-stop style:position="0.5in"/>
        </style:tab-stops>
      </style:paragraph-properties>
    </style:style>
    <style:style style:name="P19" style:family="paragraph" style:parent-style-name="Standard">
      <style:paragraph-properties>
        <style:tab-stops>
          <style:tab-stop style:position="0.75in"/>
        </style:tab-stops>
      </style:paragraph-properties>
    </style:style>
    <style:style style:name="P20" style:family="paragraph" style:parent-style-name="Standard">
      <style:paragraph-properties fo:margin-left="0.248in" fo:margin-right="0in" fo:text-indent="0in" style:auto-text-indent="false"/>
    </style:style>
    <style:style style:name="P21" style:family="paragraph" style:parent-style-name="Standard">
      <style:paragraph-properties fo:margin-left="0.248in" fo:margin-right="0in" fo:text-indent="0in" style:auto-text-indent="false"/>
      <style:text-properties fo:font-weight="bold" style:font-weight-asian="bold"/>
    </style:style>
    <style:style style:name="P22" style:family="paragraph" style:parent-style-name="Standard">
      <style:paragraph-properties fo:margin-top="0in" fo:margin-bottom="0in"/>
    </style:style>
    <style:style style:name="P23"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24" style:family="paragraph" style:parent-style-name="Standard">
      <style:paragraph-properties fo:margin-left="0.748in" fo:margin-right="0in" fo:text-indent="0in" style:auto-text-indent="false"/>
      <style:text-properties style:font-name="Trebuchet MS" fo:font-size="11pt" style:font-size-asian="11pt"/>
    </style:style>
    <style:style style:name="P25" style:family="paragraph" style:parent-style-name="Standard">
      <style:paragraph-properties fo:margin-top="0.0799in" fo:margin-bottom="0in"/>
    </style:style>
    <style:style style:name="P26" style:family="paragraph" style:parent-style-name="Standard">
      <style:paragraph-properties fo:margin-left="1in" fo:margin-right="0in" fo:text-indent="-0.25in" style:auto-text-indent="false">
        <style:tab-stops>
          <style:tab-stop style:position="0.75in"/>
        </style:tab-stops>
      </style:paragraph-properties>
    </style:style>
    <style:style style:name="P27" style:family="paragraph" style:parent-style-name="Standard">
      <style:paragraph-properties fo:margin-left="0.5in" fo:margin-right="0in" fo:text-indent="-0.25in" style:auto-text-indent="false">
        <style:tab-stops>
          <style:tab-stop style:position="0.5in"/>
        </style:tab-stops>
      </style:paragraph-properties>
    </style:style>
    <style:style style:name="P28" style:family="paragraph" style:parent-style-name="Standard">
      <style:paragraph-properties fo:margin-left="0.002in" fo:margin-right="0in" fo:text-indent="0in" style:auto-text-indent="false"/>
    </style:style>
    <style:style style:name="P29" style:family="paragraph" style:parent-style-name="Standard">
      <style:paragraph-properties fo:margin-left="0in" fo:margin-right="0in" fo:text-indent="0.2957in" style:auto-text-indent="false"/>
    </style:style>
    <style:style style:name="P30" style:family="paragraph" style:parent-style-name="Standard">
      <style:paragraph-properties fo:margin-left="0.002in" fo:margin-right="0in" fo:text-indent="0.2937in" style:auto-text-indent="false"/>
    </style:style>
    <style:style style:name="P31" style:family="paragraph" style:parent-style-name="title" style:master-page-name="Standard">
      <style:paragraph-properties style:page-number="auto"/>
    </style:style>
    <style:style style:name="P32" style:family="paragraph" style:parent-style-name="Heading_20_1">
      <style:text-properties fo:language="en" fo:country="GB"/>
    </style:style>
    <style:style style:name="P33" style:family="paragraph" style:parent-style-name="Heading_20_1" style:master-page-name="Convert_20_1">
      <style:paragraph-properties style:page-number="auto"/>
    </style:style>
    <style:style style:name="P34"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35" style:family="paragraph" style:parent-style-name="Standard" style:list-style-name="WW8Num41"/>
    <style:style style:name="P36" style:family="paragraph" style:parent-style-name="Standard" style:list-style-name="WW8Num54"/>
    <style:style style:name="P37" style:family="paragraph" style:parent-style-name="Standard" style:list-style-name="WW8Num21"/>
    <style:style style:name="P38" style:family="paragraph" style:parent-style-name="Standard" style:list-style-name="WW8Num44"/>
    <style:style style:name="P39" style:family="paragraph" style:parent-style-name="Standard" style:list-style-name="WW8Num48"/>
    <style:style style:name="P40" style:family="paragraph" style:parent-style-name="Standard" style:list-style-name="WW8Num20"/>
    <style:style style:name="P41" style:family="paragraph" style:parent-style-name="Standard" style:list-style-name="WW8Num16"/>
    <style:style style:name="P42" style:family="paragraph" style:parent-style-name="Standard" style:list-style-name="WW8Num47"/>
    <style:style style:name="P43" style:family="paragraph" style:parent-style-name="Standard" style:list-style-name="WW8Num32"/>
    <style:style style:name="P44" style:family="paragraph" style:parent-style-name="Standard" style:list-style-name="WW8Num52"/>
    <style:style style:name="P45" style:family="paragraph" style:parent-style-name="Standard" style:list-style-name="WW8Num28"/>
    <style:style style:name="P46" style:family="paragraph" style:parent-style-name="Standard" style:list-style-name="WW8Num43"/>
    <style:style style:name="P47" style:family="paragraph" style:parent-style-name="Standard" style:list-style-name="WW8Num23"/>
    <style:style style:name="P48" style:family="paragraph" style:parent-style-name="Standard" style:list-style-name="WW8Num15"/>
    <style:style style:name="P49"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50"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51" style:family="paragraph" style:parent-style-name="Standard" style:list-style-name="WW8Num36"/>
    <style:style style:name="P52" style:family="paragraph" style:parent-style-name="Standard" style:list-style-name="WW8Num45"/>
    <style:style style:name="P53" style:family="paragraph" style:parent-style-name="Standard" style:list-style-name="WW8Num19"/>
    <style:style style:name="P54" style:family="paragraph" style:parent-style-name="Standard" style:list-style-name="WW8Num27"/>
    <style:style style:name="P55" style:family="paragraph" style:parent-style-name="Standard" style:list-style-name="WW8Num22"/>
    <style:style style:name="P56" style:family="paragraph" style:parent-style-name="Standard" style:list-style-name="WW8Num49"/>
    <style:style style:name="P57" style:family="paragraph" style:parent-style-name="Standard" style:list-style-name="WW8Num53"/>
    <style:style style:name="P58" style:family="paragraph" style:parent-style-name="Standard" style:list-style-name="WW8Num18"/>
    <style:style style:name="P59" style:family="paragraph" style:parent-style-name="Standard" style:list-style-name="WW8Num14"/>
    <style:style style:name="P60" style:family="paragraph" style:parent-style-name="Standard" style:list-style-name="WW8Num39"/>
    <style:style style:name="P61" style:family="paragraph" style:parent-style-name="Standard" style:list-style-name="WW8Num26"/>
    <style:style style:name="P62" style:family="paragraph" style:parent-style-name="Standard" style:list-style-name="WW8Num34"/>
    <style:style style:name="P63" style:family="paragraph" style:parent-style-name="Standard" style:list-style-name="WW8Num31"/>
    <style:style style:name="P64" style:family="paragraph" style:parent-style-name="Standard" style:list-style-name="WW8Num40"/>
    <style:style style:name="P65" style:family="paragraph" style:parent-style-name="Standard" style:list-style-name="WW8Num17">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9"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70"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71"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72" style:family="paragraph" style:parent-style-name="Standard" style:list-style-name="WW8Num29">
      <style:paragraph-properties fo:margin-top="0in" fo:margin-bottom="0in" fo:text-align="start" style:justify-single-word="false" fo:orphans="0" fo:widows="0" style:text-autospace="none"/>
    </style:style>
    <style:style style:name="P73" style:family="paragraph" style:parent-style-name="Standard" style:list-style-name="WW8Num50">
      <style:paragraph-properties fo:margin-top="0in" fo:margin-bottom="0in" fo:text-align="start" style:justify-single-word="false" fo:orphans="0" fo:widows="0" style:text-autospace="none">
        <style:tab-stops>
          <style:tab-stop style:position="0.3in"/>
        </style:tab-stops>
      </style:paragraph-properties>
    </style:style>
    <style:style style:name="P74"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5" style:family="paragraph" style:parent-style-name="Standard" style:list-style-name="WW8Num8">
      <style:paragraph-properties fo:margin-top="0in" fo:margin-bottom="0in" fo:text-align="start" style:justify-single-word="false" fo:orphans="0" fo:widows="0" style:text-autospace="none"/>
    </style:style>
    <style:style style:name="P76" style:family="paragraph" style:parent-style-name="Standard" style:list-style-name="WW8Num28">
      <style:paragraph-properties fo:margin-left="1.2457in" fo:margin-right="0in" fo:text-indent="0.248in" style:auto-text-indent="false">
        <style:tab-stops>
          <style:tab-stop style:position="1.2457in"/>
        </style:tab-stops>
      </style:paragraph-properties>
    </style:style>
    <style:style style:name="P77" style:family="paragraph" style:parent-style-name="Standard" style:list-style-name="WW8Num8">
      <style:paragraph-properties fo:margin-top="0.0799in" fo:margin-bottom="0in" fo:text-align="start" style:justify-single-word="false" fo:orphans="0" fo:widows="0" style:text-autospace="none"/>
    </style:style>
    <style:style style:name="P78" style:family="paragraph" style:parent-style-name="Standard" style:list-style-name="WW8Num8">
      <style:paragraph-properties fo:margin-left="0.5083in" fo:margin-right="0in" fo:orphans="0" fo:widows="0" fo:text-indent="0.248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79" style:family="paragraph" style:parent-style-name="Standard" style:list-style-name="WW8Num1">
      <style:paragraph-properties fo:margin-left="0.4925in" fo:margin-right="0in" fo:margin-top="0in" fo:margin-bottom="0in" fo:orphans="0" fo:widows="0" fo:text-indent="0.248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80" style:family="paragraph" style:parent-style-name="Standard" style:list-style-name="WW8Num1">
      <style:paragraph-properties fo:margin-left="0.4925in" fo:margin-right="0in" fo:margin-top="0in" fo:margin-bottom="0in" fo:text-align="start" style:justify-single-word="false" fo:orphans="0" fo:widows="0" fo:text-indent="0.248in" style:auto-text-indent="false" style:text-autospace="none">
        <style:tab-stops>
          <style:tab-stop style:position="0.4925in"/>
        </style:tab-stops>
      </style:paragraph-properties>
    </style:style>
    <style:style style:name="P81" style:family="paragraph" style:parent-style-name="Standard" style:list-style-name="WW8Num18">
      <style:paragraph-properties fo:margin-left="0.5in" fo:margin-right="0in" fo:text-indent="-0.252in" style:auto-text-indent="false"/>
    </style:style>
    <style:style style:name="T1" style:family="text">
      <style:text-properties fo:language="zxx" fo:country="none" style:language-asian="zxx" style:country-asian="none"/>
    </style:style>
    <style:style style:name="T2" style:family="text">
      <style:text-properties fo:language="zxx" fo:country="none" fo:font-weight="bold" style:language-asian="zxx" style:country-asian="none" style:font-weight-asian="bold"/>
    </style:style>
    <style:style style:name="T3" style:family="text">
      <style:text-properties fo:font-size="10pt" style:font-size-asian="10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style:language-complex="zxx" style:country-complex="none"/>
    </style:style>
    <style:style style:name="T8" style:family="text">
      <style:text-properties fo:language="en" fo:country="GB" style:font-size-complex="11pt"/>
    </style:style>
    <style:style style:name="T9" style:family="text">
      <style:text-properties style:text-position="super 58%"/>
    </style:style>
    <style:style style:name="T10" style:family="text">
      <style:text-properties style:font-name="Trebuchet MS" fo:font-size="11pt" fo:font-weight="bold" style:font-size-asian="11pt" style:font-weight-asian="bold"/>
    </style:style>
    <style:style style:name="T11" style:family="text">
      <style:text-properties style:font-name="Trebuchet MS" fo:font-size="11pt" fo:language="en" fo:country="GB" fo:font-weight="bold" style:font-size-asian="11pt" style:font-weight-asian="bold" style:font-size-complex="11pt"/>
    </style:style>
    <style:style style:name="T12" style:family="text">
      <style:text-properties style:font-name="Trebuchet MS" fo:font-size="11pt" fo:language="en" fo:country="GB" style:font-size-asian="11pt" style:font-size-complex="11pt"/>
    </style:style>
    <style:style style:name="T13" style:family="text">
      <style:text-properties fo:color="#333333" style:font-name="Trebuchet MS" fo:font-size="11pt" fo:language="en" fo:country="GB" fo:font-style="italic" style:font-size-asian="11pt" style:font-style-asian="italic" style:font-size-complex="11pt"/>
    </style:style>
    <style:style style:name="T14" style:family="text">
      <style:text-properties style:text-position="40% 100%" style:font-name="Trebuchet MS" fo:font-size="11pt" fo:language="en" fo:country="GB" style:font-size-asian="11pt" style:font-size-complex="11pt"/>
    </style:style>
    <style:style style:name="T15" style:family="text">
      <style:text-properties fo:language="it" fo:country="IT"/>
    </style:style>
    <style:style style:name="T16" style:family="text">
      <style:text-properties fo:font-size="12pt" style:font-size-asian="12pt"/>
    </style:style>
    <style:style style:name="T17" style:family="text">
      <style:text-properties style:font-name="Monaco" fo:font-size="10pt" fo:language="it" fo:country="IT" style:font-size-asian="10pt" style:font-name-complex="Monaco"/>
    </style:style>
    <style:style style:name="T18"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Akoma Ntoso 1.0 Release Notes</text:p>
      <text:p text:style-name="P10">Release 11 May 2009</text:p>
      <text:p text:style-name="P10">Technical Supervision: Fabio Vitali</text:p>
      <text:p text:style-name="P10">Legal Domain Supervision: Monica Palmirani</text:p>
      <text:p text:style-name="P10">University of Bologna</text:p>
      <text:p text:style-name="P4">Table of 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text:s/>Table of content<text:tab/>1</text:p>
          <text:p text:style-name="P1">1 Introduction<text:tab/>3</text:p>
          <text:p text:style-name="P1">2 Namespaces<text:tab/>3</text:p>
          <text:p text:style-name="P1">3 Global overview of the schema<text:tab/>3</text:p>
          <text:p text:style-name="P1">4 Patterns<text:tab/>4</text:p>
          <text:p text:style-name="P2">4.1 Categories in content model<text:tab/>5</text:p>
          <text:p text:style-name="P2">4.2 Patterns in schema design<text:tab/>6</text:p>
          <text:p text:style-name="P1">5 Metadata elements<text:tab/>6</text:p>
          <text:p text:style-name="P1">6 Amendments, versions and document lifecycle <text:tab/>6</text:p>
          <text:p text:style-name="P1">7 References<text:tab/>8</text:p>
          <text:p text:style-name="P2">7.1 The structure of references<text:tab/>8</text:p>
          <text:p text:style-name="P2">7.2 Referring to precise concepts in the document<text:tab/>8</text:p>
          <text:p text:style-name="P2">7.3 Identifiers<text:tab/>10</text:p>
          <text:p text:style-name="P2">7.4 Document URIs<text:tab/>11</text:p>
          <text:p text:style-name="P1">8 AKOMA NTOSO Naming Convention<text:tab/>11</text:p>
          <text:p text:style-name="P2">8.1 Absolute and relative URIs<text:tab/>13</text:p>
          <text:p text:style-name="P2">8.2 Resolving Akoma Ntoso URIs<text:tab/>15</text:p>
          <text:p text:style-name="P2">8.3 The URI of a Work<text:tab/>15</text:p>
          <text:p text:style-name="P3">8.3.1 The URI for the Work as a whole<text:tab/>15</text:p>
          <text:p text:style-name="P3">8.3.2 The URI for WorkComponents<text:tab/>16</text:p>
          <text:p text:style-name="P2">8.4 The URI of an Expression<text:tab/>16</text:p>
          <text:p text:style-name="P3">8.4.1 The URI for the expression as a whole<text:tab/>16</text:p>
          <text:p text:style-name="P3">8.4.2 The URIs for ExpressionComponents<text:tab/>17</text:p>
          <text:p text:style-name="P3">8.4.3 Hierarchies of components in ExpressionComponents<text:tab/>18</text:p>
          <text:p text:style-name="P3">8.4.4 The URIs for virtual expressions<text:tab/>19</text:p>
          <text:p text:style-name="P2">8.5 The URI of a Manifestation<text:tab/>19</text:p>
          <text:p text:style-name="P3">8.5.1 The URI for the manifestation as a whole<text:tab/>20</text:p>
          <text:p text:style-name="P3">8.5.2 The URIs for ManifestationComponents<text:tab/>20</text:p>
          <text:p text:style-name="P3">8.5.3 The URIs for the components in the Akoma Ntoso package manifestation <text:tab/>21</text:p>
          <text:p text:style-name="P2">8.6 The URI of an Item<text:tab/>21</text:p>
          <text:p text:style-name="P2">8.7 The URI of non-document entities<text:tab/>22</text:p>
          <text:p text:style-name="P2">8.8 The IDs for Top Level Classes<text:tab/>24</text:p>
          <text:p text:style-name="P3">8.8.1 TLC Person<text:tab/>24</text:p>
          <text:p text:style-name="P3">8.8.2 TLC Organization<text:tab/>24</text:p>
          <text:p text:style-name="P3">8.8.3 TLC Concept<text:tab/>24</text:p>
          <text:p text:style-name="P3">8.8.4 TLC Object<text:tab/>25</text:p>
          <text:p text:style-name="P3">8.8.5 TLC Event<text:tab/>25</text:p>
          <text:p text:style-name="P3">8.8.6 TLC Place<text:tab/>25</text:p>
          <text:p text:style-name="P3">8.8.7 TLC Process<text:tab/>25</text:p>
          <text:p text:style-name="P3">8.8.8 TLC Role<text:tab/>26</text:p>
          <text:p text:style-name="P3"><text:soft-page-break/>8.8.9 TLC Term<text:tab/>26</text:p>
          <text:p text:style-name="P3">8.8.10 TLC Work<text:tab/>26</text:p>
          <text:p text:style-name="P3">8.8.11 TLC Expression<text:tab/>26</text:p>
          <text:p text:style-name="P3">8.8.12 TLC Expression Component<text:tab/>26</text:p>
          <text:p text:style-name="P3">8.8.13 TLC Manifestation<text:tab/>27</text:p>
          <text:p text:style-name="P3">8.8.14 TLC Manifestation Component<text:tab/>27</text:p>
          <text:p text:style-name="P3">8.8.15 TLC Item<text:tab/>27</text:p>
          <text:p text:style-name="P1">9 Differences from previous releases<text:tab/>27</text:p>
          <text:p text:style-name="P2">9.1 Differences between release 21/10/2009 and 11/5/2009<text:tab/>27</text:p>
          <text:p text:style-name="P2">9.2 Differences between release 11/5/2009 and 16/3/2009<text:tab/>28</text:p>
          <text:p text:style-name="P2">9.3 Differences between release 16/3/2009 and 5/11/2008<text:tab/>28</text:p>
          <text:p text:style-name="P3">9.3.1 Sidenotes and out of line texts<text:tab/>28</text:p>
          <text:p text:style-name="P3">9.3.2 Content model reorganization for speeches<text:tab/>30</text:p>
          <text:p text:style-name="P3">9.3.3 New inline elements<text:tab/>30</text:p>
          <text:p text:style-name="P3">9.3.4 Judgement-specific and act-specific elements reunited<text:tab/>30</text:p>
          <text:p text:style-name="P3">9.3.5 Name changes in metadata elements<text:tab/>31</text:p>
          <text:p text:style-name="P3">9.3.6 Bug fixes<text:tab/>31</text:p>
          <text:p text:style-name="P2">9.4 Differences between release 5/11/2008 and release 3/3/2008<text:tab/>31</text:p>
          <text:p text:style-name="P2">9.5 Differences between release 3/3/2008 and 22/10/2007<text:tab/>32</text:p>
          <text:p text:style-name="P2">9.6 Differences between release 22/10/2007 and 17/09/2007<text:tab/>33</text:p>
          <text:p text:style-name="P2">9.7 Differences between release 17/09/2007 and 08/06/2007<text:tab/>35</text:p>
          <text:p text:style-name="P2">9.8 Differences between release 08/06/2007 and 31/05/2007<text:tab/>35</text:p>
          <text:p text:style-name="P2">9.9 Differences between release 31/05/2007 and 14/03/2007 <text:tab/>35</text:p>
          <text:p text:style-name="P2">9.10 Differences between release 14/03/2007 and 01/02/2007<text:tab/>35</text:p>
          <text:p text:style-name="P2">9.11 Differences between release 01/02/2007 and 23/11/2006<text:tab/>35</text:p>
          <text:p text:style-name="P2">9.12 Differences between release 23/11/2006 and 23/10/2006<text:tab/>36</text:p>
          <text:p text:style-name="P2">9.13 Differences between release 23/10/2006 and 26/06/2006<text:tab/>36</text:p>
          <text:p text:style-name="P2">9.14 Differences between release 26/06/2006 and 16/05/2006<text:tab/>37</text:p>
          <text:p text:style-name="P2">9.15 Differences between release 16/05/2006 and 25/04/2006<text:tab/>38</text:p>
          <text:p text:style-name="P2">9.16 Differences between release 25/04/2006 and release 15/01/2006<text:tab/>38</text:p>
          <text:p text:style-name="P2">9.17 Differences between release 15/01/2006 and release 15/11/2005<text:tab/>38</text:p>
          <text:p text:style-name="P2">9.18 Differences between release 15/11/2005 and release 15/09/2005 <text:tab/>39</text:p>
        </text:index-body>
      </text:table-of-content>
      <text:p text:style-name="P11"/>
      <text:p text:style-name="P12"/>
      <text:h text:style-name="P33" text:outline-level="1">Introduction</text:h>
      <text:p text:style-name="Standard">This document introduces and explains the schema for AKOMA NTOSO 1.0, an XML-based document format for legislative documents in African countries. More details about the background and rationale of this project and of the design methodology can be found in the AKOMA NTOSO web site<text:span text:style-name="T3">, www.akomantoso.org</text:span>. </text:p>
      <text:p text:style-name="Standard">In this document we provide technical details and assumptions about the AKOMA NTOSO 1.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4">all</text:span> AKOMA NTOSO documents). <text:s/></text:p>
      <text:h text:style-name="Heading_20_1" text:outline-level="1">Namespaces</text:h>
      <text:p text:style-name="Standard">AKOMA NTOSO 1.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 “<text:span text:style-name="code">http://www.akomantoso.org/1.0</text:span>”. </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complex types are spread throughout the schema. </text:p>
      <text:p text:style-name="Standard">Elements are organized in meaningful sections: </text:p>
      <text:list xml:id="list359744672" text:style-name="WW8Num41">
        <text:list-item>
          <text:p text:style-name="P35">The root element <text:span text:style-name="code">&lt;akomantoso&gt;</text:span></text:p>
        </text:list-item>
        <text:list-item>
          <text:p text:style-name="P35">The document elements, one for each document type (such <text:s/>as <text:span text:style-name="code">&lt;act&gt;</text:span>, <text:span text:style-name="code">&lt;bill&gt;</text:span>, <text:soft-page-break/><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35">The shared container elements, one for each main part of the abovementioned structures, except for <text:span text:style-name="Macchina_20_da_20_scrivere_20_HTML">&lt;meta&gt;</text:span>, which is described in the apposite section.</text:p>
        </text:list-item>
        <text:list-item>
          <text:p text:style-name="P35">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35">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35">Elements for judgements, particularly <text:span text:style-name="code">&lt;background&gt;, &lt;motivation&gt;, &lt;decision&gt;,</text:span> and for open structures, particularly <text:span text:style-name="code">&lt;item&gt;</text:span>.</text:p>
        </text:list-item>
        <text:list-item>
          <text:p text:style-name="P35">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35">Generic elements: the list of available generic elements (one for each of the main categories of content models). </text:p>
        </text:list-item>
        <text:list-item>
          <text:p text:style-name="P35">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35">Metadata elements within the <text:span text:style-name="Macchina_20_da_20_scrivere_20_HTML">&lt;meta&gt;</text:span> element provide a location for all relevant information about a AKOMA NTOSO document that <text:span text:style-name="T5">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3">In AKOMA NTOSO patterns are used to create categories of content models (and thus 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text:soft-page-break/>Categories in content model</text:h>
      <text:p text:style-name="Standard">Categories of content models is the term used within AKOMA NTOSO to refer to families of elements that share the same conceptual organization of the internals. The AKOMA NTOSO 1.0 Schema uses systematically five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334868482" text:style-name="WW8Num54">
        <text:list-item>
          <text:p text:style-name="P36">The <text:span text:style-name="T5">markers</text:span>: markers are content-less elements that are placed here and there in the document and are meaningful for their position, their names and their attributes. Markers are also known as <text:span text:style-name="T5">empty elements</text:span> or <text:span text:style-name="T5">milestones</text:span>. There are two main families of markers in the AKOMA NTOSO schema: <text:span text:style-name="T5">placeholders</text:span> in the text content (e.g., note references) that can appear in any position that also has text, and <text:span text:style-name="T5">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36">The <text:span text:style-name="T5">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36">The <text:span text:style-name="T5">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36">The <text:span text:style-name="T5">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36">The <text:span text:style-name="T5">hierarchy</text:span>: a hierarchy is a set of sections nested to an arbitrary depth, all 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1.0 uses only one hierarchy, with predefined names and no constraints on their order or systematic layering. </text:p>
        </text:list-item>
      </text:list>
      <text:p text:style-name="P20">There are three exceptions to the systematic use of patterns: </text:p>
      <text:list xml:id="list480357194" text:style-name="WW8Num21">
        <text:list-item>
          <text:p text:style-name="P37">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text:soft-page-break/>HTML practice, we have decided against full pattern adherence and in favor of HTML tradition. </text:p>
        </text:list-item>
        <text:list-item>
          <text:p text:style-name="P37">The <text:span text:style-name="code">&lt;mod&gt;</text:span> element allows quoted text and structures within its content. No problems for quoted texts, but when an amendment clause specifies in full a new structure (such as a section) within the main flow, the full content of the new structure needs to be described, and it is thus possible to have a section within a paragraph within a clause, which is against the inline pattern. There is no simple way out of this issue. </text:p>
        </text:list-item>
        <text:list-item>
          <text:p text:style-name="P37">There is some inline elements that only make sense in the preface and/or preamble of the document: for <text:s/>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6">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Amendments, versions and document lifecycle </text:h>
      <text:p text:style-name="Standard">AKOMA NTOSO 1.0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593038039" text:style-name="WW8Num44">
        <text:list-item>
          <text:p text:style-name="P38"><text:soft-page-break/>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38">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2027104488" text:style-name="WW8Num48">
        <text:list-item>
          <text:p text:style-name="P39"><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39"><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4">must</text:span> be all mentioned in the <text:span text:style-name="Macchina_20_da_20_scrivere_20_HTML">&lt;lifecycle&gt;</text:span> element. Individual additions and deletions are not marked in the content. </text:p>
        </text:list-item>
        <text:list-item>
          <text:p text:style-name="P39"><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text:soft-page-break/>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text:s/>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774075752" text:style-name="WW8Num20">
        <text:list-item>
          <text:p text:style-name="P40"><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40"><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40"><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40"><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text:soft-page-break/>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2163094422" text:style-name="WW8Num16">
        <text:list-item>
          <text:p text:style-name="P41"><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41"><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41"><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41"><text:span text:style-name="Macchina_20_da_20_scrivere_20_HTML">by</text:span>: points to a person, i.e., an instance of the class TLCPerson in the references section, relative to the person by which the content has been provided. </text:p>
        </text:list-item>
        <text:list-item>
          <text:p text:style-name="P41"><text:span text:style-name="Macchina_20_da_20_scrivere_20_HTML">as</text:span>: points to a role, i.e., an instance of the class TLCRole in the references, relative to the role held by the person when uttering the content. </text:p>
        </text:list-item>
        <text:list-item>
          <text:p text:style-name="P41"><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1576054287" text:style-name="WW8Num47">
        <text:list-item>
          <text:p text:style-name="P42">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42"><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42"><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42"><text:soft-page-break/>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The following inline elements may appear to be references, but are rather definitions: </text:p>
      <text:list xml:id="list1393371087" text:style-name="WW8Num32">
        <text:list-item>
          <text:p text:style-name="P43"><text:span text:style-name="Macchina_20_da_20_scrivere_20_HTML">date</text:span>: <text:s/>specifies that the content of the element is a date. Through the date attribute it is possible to provide the unambiguous form of the date in XSD 1.0 syntax (yyyy-mm-dd). </text:p>
        </text:list-item>
        <text:list-item>
          <text:p text:style-name="P43"><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43"><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5">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Element</text:p>
          </table:table-cell>
          <table:table-cell table:style-name="Table1.A1" office:value-type="string">
            <text:p text:style-name="P7">Identifier</text:p>
          </table:table-cell>
          <table:table-cell table:style-name="Table1.A1" office:value-type="string">
            <text:p text:style-name="P7">Example</text:p>
          </table:table-cell>
          <table:table-cell table:style-name="Table1.D1" office:value-type="string">
            <text:p text:style-name="P7">Identifier of example</text:p>
          </table:table-cell>
        </table:table-row>
        <table:table-row table:style-name="Table1.1">
          <table:table-cell table:style-name="Table1.A1" office:value-type="string">
            <text:p text:style-name="P6"><text:span text:style-name="code"><text:span text:style-name="T7">&lt;book&gt;</text:span></text:span></text:p>
          </table:table-cell>
          <table:table-cell table:style-name="Table1.A1" office:value-type="string">
            <text:p text:style-name="P6"><text:span text:style-name="code"><text:span text:style-name="T7">secXX</text:span></text:span></text:p>
          </table:table-cell>
          <table:table-cell table:style-name="Table1.A1" office:value-type="string">
            <text:p text:style-name="P8">Book 2 of this act</text:p>
          </table:table-cell>
          <table:table-cell table:style-name="Table1.D1" office:value-type="string">
            <text:p text:style-name="P6"><text:span text:style-name="code"><text:span text:style-name="T7">Bck2</text:span></text:span></text:p>
          </table:table-cell>
        </table:table-row>
        <table:table-row table:style-name="Table1.1">
          <table:table-cell table:style-name="Table1.A1" office:value-type="string">
            <text:p text:style-name="P6"><text:span text:style-name="code"><text:span text:style-name="T7">&lt;part&gt;</text:span></text:span></text:p>
          </table:table-cell>
          <table:table-cell table:style-name="Table1.A1" office:value-type="string">
            <text:p text:style-name="P6"><text:span text:style-name="code"><text:span text:style-name="T7">prtXX</text:span></text:span></text:p>
          </table:table-cell>
          <table:table-cell table:style-name="Table1.A1" office:value-type="string">
            <text:p text:style-name="P8">Part 1 of book 2 of this act</text:p>
          </table:table-cell>
          <table:table-cell table:style-name="Table1.D1" office:value-type="string">
            <text:p text:style-name="P6"><text:span text:style-name="code"><text:span text:style-name="T7">bck2-prt1</text:span></text:span></text:p>
          </table:table-cell>
        </table:table-row>
        <table:table-row table:style-name="Table1.1">
          <table:table-cell table:style-name="Table1.A1" office:value-type="string">
            <text:p text:style-name="P6"><text:span text:style-name="code"><text:span text:style-name="T7">&lt;paragraph&gt;</text:span></text:span></text:p>
          </table:table-cell>
          <table:table-cell table:style-name="Table1.A1" office:value-type="string">
            <text:p text:style-name="P6"><text:span text:style-name="code"><text:span text:style-name="T7">parXX</text:span></text:span></text:p>
          </table:table-cell>
          <table:table-cell table:style-name="Table1.A1" office:value-type="string">
            <text:p text:style-name="P8">Paragraph 3 of part 1 of book 2 of this act</text:p>
          </table:table-cell>
          <table:table-cell table:style-name="Table1.D1" office:value-type="string">
            <text:p text:style-name="P6"><text:span text:style-name="code"><text:span text:style-name="T7">bck2-prt1-par3</text:span></text:span></text:p>
          </table:table-cell>
        </table:table-row>
        <table:table-row table:style-name="Table1.1">
          <table:table-cell table:style-name="Table1.A1" office:value-type="string">
            <text:p text:style-name="P6"><text:span text:style-name="code"><text:span text:style-name="T7">&lt;chapter&gt;</text:span></text:span></text:p>
          </table:table-cell>
          <table:table-cell table:style-name="Table1.A1" office:value-type="string">
            <text:p text:style-name="P6"><text:span text:style-name="code"><text:span text:style-name="T7">chpXX</text:span></text:span></text:p>
          </table:table-cell>
          <table:table-cell table:style-name="Table1.A1" office:value-type="string">
            <text:p text:style-name="P8">Chapter 5 of paragraph 3 of part 1 of book 2 of this act</text:p>
          </table:table-cell>
          <table:table-cell table:style-name="Table1.D1" office:value-type="string">
            <text:p text:style-name="P6"><text:span text:style-name="code"><text:span text:style-name="T7">bck2-prt1-par3-chp5</text:span></text:span></text:p>
          </table:table-cell>
        </table:table-row>
        <table:table-row table:style-name="Table1.1">
          <table:table-cell table:style-name="Table1.A1" office:value-type="string">
            <text:p text:style-name="P6"><text:span text:style-name="code"><text:span text:style-name="T7">&lt;article&gt;</text:span></text:span></text:p>
          </table:table-cell>
          <table:table-cell table:style-name="Table1.A1" office:value-type="string">
            <text:p text:style-name="P6"><text:span text:style-name="code"><text:span text:style-name="T7">artXX</text:span></text:span></text:p>
          </table:table-cell>
          <table:table-cell table:style-name="Table1.A1" office:value-type="string">
            <text:p text:style-name="P8">Article 12</text:p>
          </table:table-cell>
          <table:table-cell table:style-name="Table1.D1" office:value-type="string">
            <text:p text:style-name="P6"><text:span text:style-name="code"><text:span text:style-name="T7">art12</text:span></text:span></text:p>
          </table:table-cell>
        </table:table-row>
        <text:soft-page-break/>
        <table:table-row table:style-name="Table1.1">
          <table:table-cell table:style-name="Table1.A1" office:value-type="string">
            <text:p text:style-name="P6"><text:span text:style-name="code"><text:span text:style-name="T7">&lt;clause&gt;</text:span></text:span></text:p>
          </table:table-cell>
          <table:table-cell table:style-name="Table1.A1" office:value-type="string">
            <text:p text:style-name="P6"><text:span text:style-name="code"><text:span text:style-name="T7">claXX</text:span></text:span></text:p>
          </table:table-cell>
          <table:table-cell table:style-name="Table1.A1" office:value-type="string">
            <text:p text:style-name="P8">Clause 3 of article 12</text:p>
          </table:table-cell>
          <table:table-cell table:style-name="Table1.D1" office:value-type="string">
            <text:p text:style-name="P6"><text:span text:style-name="code"><text:span text:style-name="T7">art12-cla3</text:span></text:span></text:p>
          </table:table-cell>
        </table:table-row>
        <table:table-row table:style-name="Table1.1">
          <table:table-cell table:style-name="Table1.A1" office:value-type="string">
            <text:p text:style-name="P6"><text:span text:style-name="code"><text:span text:style-name="T7">&lt;li&gt;</text:span></text:span></text:p>
          </table:table-cell>
          <table:table-cell table:style-name="Table1.A1" office:value-type="string">
            <text:p text:style-name="P6"><text:span text:style-name="code"><text:span text:style-name="T7">itmXX</text:span></text:span></text:p>
          </table:table-cell>
          <table:table-cell table:style-name="Table1.A1" office:value-type="string">
            <text:p text:style-name="P8">item “c” of clause 3 of article 12</text:p>
          </table:table-cell>
          <table:table-cell table:style-name="Table1.D1" office:value-type="string">
            <text:p text:style-name="P6"><text:span text:style-name="code"><text:span text:style-name="T7">art12-cla3-itm3</text:span></text:span></text:p>
          </table:table-cell>
        </table:table-row>
        <table:table-row table:style-name="Table1.1">
          <table:table-cell table:style-name="Table1.A1" office:value-type="string">
            <text:p text:style-name="P6"><text:span text:style-name="code"><text:span text:style-name="T7">&lt;p&gt;</text:span></text:span></text:p>
          </table:table-cell>
          <table:table-cell table:style-name="Table1.A1" office:value-type="string">
            <text:p text:style-name="P6"><text:span text:style-name="code"><text:span text:style-name="T7">blkXX</text:span></text:span></text:p>
          </table:table-cell>
          <table:table-cell table:style-name="Table1.A1" office:value-type="string">
            <text:p text:style-name="P8">Third paragraph of clause 3 of article 12</text:p>
          </table:table-cell>
          <table:table-cell table:style-name="Table1.D1" office:value-type="string">
            <text:p text:style-name="P6"><text:span text:style-name="code"><text:span text:style-name="T7">art12-cla3-blk3</text:span></text:span></text:p>
          </table:table-cell>
        </table:table-row>
      </table:table>
      <text:p text:style-name="Standard"/>
      <text:p text:style-name="Standard">Identifiers <text:span text:style-name="T4">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32" text:outline-level="1">AKOMA NTOSO Naming Convention</text:h>
      <text:p text:style-name="P9"/>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5">ad</text:span> <text:span text:style-name="T5">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5">International Federation of Library Associations (IFLA) - Functional Requirements for Bibliographic Records (FRBR) http://www.ifla.org/VII/s13/frbr/frbr.pdf</text:span>):</text:p>
      <text:list xml:id="list1308633896" text:style-name="WW8Num17">
        <text:list-item>
          <text:p text:style-name="P65">WORK – the abstract concept of the legal resource (e.g., act 3 of 2005).</text:p>
        </text:list-item>
        <text:list-item>
          <text:p text:style-name="P65">EXPRESSION - any version of the WORK whose content is specified and different from others for any reason: language, versions, etc. (e.g., act 3 of 2005 as in the version following the amendments entered into force on July 3<text:span text:style-name="T9">rd</text:span>, 2006).</text:p>
        </text:list-item>
        <text:list-item>
          <text:p text:style-name="P65">MANIFESTATION - any electronic or physical format of the EXPRESSION: MS Word, Open Office, XML, TIFF, PDF, etc (e.g., PDF representation of act 3 of 2005 as in the version following the amendments entered into force on July 3<text:span text:style-name="T9">rd</text:span>, 2006).</text:p>
        </text:list-item>
        <text:list-item>
          <text:p text:style-name="P65">ITEM – the physical copy of any manifestation in the form of a file stored somewhere in some computer on the net or disconnected (e.g., the file called act32005.pdf <text:s/>on my <text:soft-page-break/>computer containing a PDF representation of act 3, 2005).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5">subdocuments</text:span> form the whole document as it appears to the reader (i.e., a main body possibly followed by a number of attachments such as schedules and tables): </text:p>
      <text:list xml:id="list810561441" text:style-name="WW8Num29">
        <text:list-item>
          <text:p text:style-name="P72">WorkComponents (e.g., main, schedule, table, etc) - the WorkComponents are abstract entities that can be referenced to refer to different ExpressionComponents in time. </text:p>
        </text:list-item>
        <text:list-item>
          <text:p text:style-name="P72">ExpressionComponent (e.g., main, schedule, table, etc.) - the ExpressionComponents represent the visible division of the document as generated by the content author (Parliament, etc.)</text:p>
        </text:list-item>
        <text:list-item>
          <text:p text:style-name="P72">ManifestationComponent (e.g., xml files, PDF files, TIFF images, etc.) - the ManifestationComponents represent the division of the document as generated by the manifestation author (e.g., the XML editor).</text:p>
        </text:list-item>
        <text:list-item>
          <text:p text:style-name="P72">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053710426" text:style-name="WW8Num52">
        <text:list-item>
          <text:p text:style-name="P44"><text:span text:style-name="T6">MEANINGFULNESS</text:span>: the name is a meaningful and logical description of the resource and not of its physical path</text:p>
        </text:list-item>
        <text:list-item>
          <text:p text:style-name="P44"><text:span text:style-name="T6">PERMANENCE</text:span>: the name must be permanent and stable over time</text:p>
        </text:list-item>
        <text:list-item>
          <text:p text:style-name="P44"><text:span text:style-name="T6">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640011983" text:style-name="WW8Num50">
        <text:list-item>
          <text:p text:style-name="P73">Legislative references will most probably refer to WORKs: acts referring to other acts do so regardless of the actual version, and references must be to something independent of all possible expressions, e.g., to the work. </text:p>
        </text:list-item>
        <text:list-item>
          <text:p text:style-name="P73">The list of attachments and schedules belong to a specific EXPRESSION, so references to ExpressionComponents is specific of the expression level. </text:p>
        </text:list-item>
        <text:list-item>
          <text:p text:style-name="P73">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73">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oft-page-break/><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3">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3">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16">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5">absolute</text:span> and <text:span text:style-name="T5">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6">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5">global</text:span> and <text:span text:style-name="T5">local</text:span> URIs. A global URI is a relative URI where all parts are explicit. Thus a global URI <text:span text:style-name="T5">always</text:span> starts with a slash, to indicate that <text:span text:style-name="T5">only</text:span> protocol and domain are omitted, but <text:span text:style-name="T5">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must be <text:span text:style-name="T5">global</text:span>, and all references to individual components within the same level (or lower levels) must be <text:span text:style-name="T5">local</text:span> and are stored simply as the name of the corresponding component.</text:p>
      <text:p text:style-name="Standard"><text:soft-page-break/>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object, img and attachment</text:span> always refer to components of the host document, and thus always use local references.</text:p>
      <text:p text:style-name="Standard"/>
      <text:p text:style-name="Standard">A reference to a different act is always global:</text:p>
      <text:p text:style-name="Standard"/>
      <text:p text:style-name="P17">as specified in &lt;ref href="/kn/act/2006-08-10/123#sec12"&gt;section 12 of act 13/2006&lt;/ref&gt;</text:p>
      <text:p text:style-name="Standard"/>
      <text:p text:style-name="Standard">while a reference to a specific attachment of the same act is always local:</text:p>
      <text:p text:style-name="Standard"/>
      <text:p text:style-name="P17">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17">&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soft-page-break/>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5">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3">[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16">The URI of a Work</text:p>
      <text:p text:style-name="Standard">The URI for the WORK is the baseline for building the URI for the EXPRESSION, which is the baseline for the URI of the MANIFESTATION. </text:p>
      <text:p text:style-name="Standard"/>
      <text:p text:style-name="P20">The URI for the WORK consists of the following pieces:</text:p>
      <text:list xml:id="list1269051498" text:style-name="WW8Num28">
        <text:list-item>
          <text:p text:style-name="P45">The base URL of a naming authority with URI-resolving capabilities <text:span text:style-name="T5">(not relevant for the Naming Convention)</text:span></text:p>
        </text:list-item>
        <text:list-item>
          <text:p text:style-name="P45">A detail fragment organizing in a hierarchical fashion the additional data:</text:p>
        </text:list-item>
      </text:list>
      <text:p text:style-name="P23"/>
      <text:list xml:id="list719404943" text:continue-numbering="true" text:style-name="WW8Num28">
        <text:list-item>
          <text:p text:style-name="P76">Country (a two-letter code according to ISO 3166-1 alpha-2)</text:p>
        </text:list-item>
        <text:list-item>
          <text:p text:style-name="P76">Type of document</text:p>
        </text:list-item>
        <text:list-item>
          <text:p text:style-name="P76">Date (expressed in YYYY-MM-DD format or just YYYY if the year is enough for identification purposes) </text:p>
        </text:list-item>
        <text:list-item>
          <text:p text:style-name="P76">Number (when appropriate, otherwise the string <text:span text:style-name="Macchina_20_da_20_scrivere_20_HTML">nn</text:span>)</text:p>
        </text:list-item>
      </text:list>
      <text:p text:style-name="Standard">All components are separated by forward slashes (“/”) so as to exploit relative URIs in references.</text:p>
      <text:list xml:id="list1149510448" text:style-name="WW8Num43">
        <text:list-item>
          <text:p text:style-name="P46"><text:span text:style-name="T13">[http://www.authority.org]</text:span><text:span text:style-name="T11">/dz/debaterecord/2004-12-21</text:span><text:a xlink:type="simple" xlink:href="http://www.authority.org/dz/debaterecord/2004-12-21"><text:span text:style-name="Internet_20_link_20__28_user_29_"><text:line-break/></text:span></text:a><text:span text:style-name="T12">Algerian parliamentary debate record, 21</text:span><text:span text:style-name="T14">st</text:span><text:span text:style-name="T12"> December 2004. </text:span></text:p>
        </text:list-item>
        <text:list-item>
          <text:p text:style-name="P46"><text:span text:style-name="T13">[http://www.authority.org]</text:span><text:span text:style-name="T4">/sl/act/2004-02-13/2</text:span><text:a xlink:type="simple" xlink:href="http://www.authority.org/sl/act/2004-02-13/2"><text:span text:style-name="Internet_20_link_20__28_user_29_"><text:line-break/></text:span></text:a><text:span text:style-name="T12">Sierra Leone enacted Legislation. Act number 2 of 2004. </text:span></text:p>
        </text:list-item>
        <text:list-item>
          <text:p text:style-name="P46"><text:span text:style-name="T13">[http://www.authority.org]</text:span><text:span text:style-name="T11">/ng/bill/2003-05-14/19</text:span><text:a xlink:type="simple" xlink:href="http://www.authority.org/ng/bill/2003-05-14/19"><text:span text:style-name="Internet_20_link_20__28_user_29_"><text:line-break/></text:span></text:a><text:span text:style-name="T12">Namibia Bill number 19 of 2003</text:span></text:p>
        </text:list-item>
        <text:list-item>
          <text:p text:style-name="P46"><text:span text:style-name="T13">[http://www.authority.org]</text:span><text:span text:style-name="T11">/mg/act/2003-03-12/3</text:span><text:a xlink:type="simple" xlink:href="http://www.authority.org/mg/act/2003-03-12/3"><text:span text:style-name="Internet_20_link_20__28_user_29_"><text:line-break/></text:span></text:a><text:span text:style-name="T12">Madagascar. Act 3 from 2003</text:span></text:p>
        </text:list-item>
      </text:list>
      <text:h text:style-name="Heading_20_3" text:outline-level="3"><text:soft-page-break/>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1893844590" text:style-name="WW8Num23">
        <text:list-item>
          <text:p text:style-name="P47">The number part of the work-level URI (<text:span text:style-name="Macchina_20_da_20_scrivere_20_HTML">/nn/</text:span>) is required even in unnumbered documents ("<text:span text:style-name="Macchina_20_da_20_scrivere_20_HTML">/nn/</text:span>" <text:s/>for <text:span text:style-name="T5">not numbered</text:span>).</text:p>
        </text:list-item>
        <text:list-item>
          <text:p text:style-name="P47">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xml:id="list116793734" text:style-name="WW8Num15">
        <text:list-item>
          <text:p text:style-name="P48"><text:span text:style-name="T13">[http://www.authority.org]</text:span><text:span text:style-name="T10">/kn/act/2007-01-01/1/schedule1</text:span></text:p>
        </text:list-item>
      </text:list>
      <text:p text:style-name="P24">Kenya, schedule 1 of act 1 from 2007 (WorkComponent)</text:p>
      <text:h text:style-name="Heading_20_2" text:outline-level="2">The URI of an Expression</text:h>
      <text:p text:style-name="P15">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2096662169" text:style-name="WW8Num7">
        <text:list-item>
          <text:p text:style-name="P66">The URI of the corresponding WORK </text:p>
        </text:list-item>
        <text:list-item>
          <text:p text:style-name="P66">The character “/”</text:p>
        </text:list-item>
        <text:list-item>
          <text:p text:style-name="P66">The human language code in which the expression is drafted (a three-letter code according to ISO 639-2 alpha-3)</text:p>
        </text:list-item>
        <text:list-item>
          <text:p text:style-name="P66">The “@” character (required)</text:p>
        </text:list-item>
        <text:list-item>
          <text:p text:style-name="P66">An optional version identifier:</text:p>
          <text:list>
            <text:list-item>
              <text:p text:style-name="P74">If an approved act, the version date of the expression in syntax YYYY-MM-<text:soft-page-break/>DD. </text:p>
            </text:list-item>
            <text:list-item>
              <text:p text:style-name="P74">If a bill, the presentation date is appropriate, or the stage in the approval process that the current draft is the result of.</text:p>
            </text:list-item>
          </text:list>
        </text:list-item>
      </text:list>
      <text:p text:style-name="Standard">The absence of the version identifiers signals two different situations depending on the type of document: </text:p>
      <text:list xml:id="list1919014059" text:continue-numbering="true" text:style-name="WW8Num7">
        <text:list-item>
          <text:p text:style-name="P66">If the document is not versioned (e.g., the debate record of an assembly) then version identifier need not and cannot be present.</text:p>
        </text:list-item>
        <text:list-item>
          <text:p text:style-name="P66">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5">today</text:span> for the reader, as opposed to <text:span text:style-name="T5">today</text:span> for the author of the references). </text:p>
        </text:list-item>
      </text:list>
      <text:p text:style-name="P18"/>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692103143" text:style-name="WW8Num8">
        <text:list-item>
          <text:p text:style-name="P77"><text:span text:style-name="T13">[http://www.authority.org]</text:span><text:span text:style-name="T4">/dz/debaterecord/2004-12-21/fra</text:span><text:line-break/>Algerian parliamentary debate record, 21st December 2004., French version </text:p>
        </text:list-item>
        <text:list-item>
          <text:p text:style-name="P77"><text:span text:style-name="T13">[http://www.authority.org]</text:span><text:span text:style-name="T4">/sl/act/2004-02-13/2/eng</text:span><text:line-break/>Sierra Leone enacted Legislation. Act number 2 of 2004. <text:s/>English version, current version (as accessed today [according to the reader])</text:p>
        </text:list-item>
        <text:list-item>
          <text:p text:style-name="P77"><text:span text:style-name="T13">[http://www.authority.org]</text:span><text:span text:style-name="T4">/sl/act/2004-02-13/2/eng@</text:span><text:line-break/>Sierra Leone enacted Legislation. Act number 2 of 2004. <text:s/>English version, original version</text:p>
        </text:list-item>
        <text:list-item>
          <text:p text:style-name="P77"><text:span text:style-name="T13">[http://www.authority.org]</text:span><text:span text:style-name="T4">/sl/act/2004-02-13/2/eng@2004-07-21</text:span><text:line-break/>Sierra Leone enacted Legislation. Act number 2 of 2004. <text:s/>English version, as amended on July 2004</text:p>
        </text:list-item>
        <text:list-item>
          <text:p text:style-name="P77"><text:span text:style-name="T13">[http://www.authority.org]</text:span><text:span text:style-name="T4">/ng/bill/2003-05-14/19/eng@first</text:span><text:line-break/>Namibia Bill number 19 of 2003, first stage, English version</text:p>
        </text:list-item>
        <text:list-item>
          <text:p text:style-name="P77"><text:span text:style-name="T13">[http://www.authority.org]</text:span><text:span text:style-name="T4">/mg/act/2003-03-12/3/mul</text:span><text:line-break/>Madagascar. Act 3 from 2003 in French and Malagasy.</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ext:soft-page-break/>The expression is only composed of one component</text:h>
      <text:h text:style-name="P34"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34" text:outline-level="4">The expression is composed of many components</text:h>
      <text:p text:style-name="Standard">The URI for each ExpressionComponent consist in this case of the following pieces: </text:p>
      <text:list xml:id="list636571749" text:style-name="WW8Num6">
        <text:list-item>
          <text:p text:style-name="P67">The URI of the corresponding EXPRESSION as a whole</text:p>
        </text:list-item>
        <text:list-item>
          <text:p text:style-name="P67">The character “/”</text:p>
        </text:list-item>
        <text:list-item>
          <text:p text:style-name="P67">Either</text:p>
        </text:list-item>
      </text:list>
      <text:p text:style-name="P26"><text:span text:style-name="T15">1.<text:tab/></text:span>A unique name for the attachment </text:p>
      <text:p text:style-name="P26"><text:span text:style-name="T15">2.<text:tab/></text:span>The name “main” which is reserved for the main document. It we have different main they are numbered sequentially: main1, main2, etc.</text:p>
      <text:p text:style-name="Standard"/>
      <text:list xml:id="list1251816341" text:continue-list="list1692103143" text:style-name="WW8Num8">
        <text:list-item>
          <text:p text:style-name="P77"><text:span text:style-name="T13">[http://www.authority.org]</text:span><text:span text:style-name="T4">/dz/minutes/2004-12-21/fra/main</text:span><text:line-break/>Algerian parliamentary debate record, 21st December 2004., French version, main document</text:p>
        </text:list-item>
        <text:list-item>
          <text:p text:style-name="P77"><text:span text:style-name="T13">[http://www.authority.org]</text:span><text:span text:style-name="T4">/sl/act/2004-02-13/2/eng/main</text:span><text:line-break/>Main body of the Sierra Leone enacted Legislation. Act number 2 of 2004. <text:s/>English version, current version (as accessed today)</text:p>
        </text:list-item>
        <text:list-item>
          <text:p text:style-name="P77"><text:span text:style-name="T13">[http://www.authority.org]</text:span><text:span text:style-name="T4">/sl/act/2004-02-13/2/eng@2004-07-21/main/schedule1</text:span><text:line-break/>Attachment “schedule01” of Sierra Leone enacted Legislation. Act number 2 of 2004. <text:s/>English version, as amended on July 2004</text:p>
        </text:list-item>
        <text:list-item>
          <text:p text:style-name="P77"><text:span text:style-name="T13">[http://www.authority.org]</text:span><text:span text:style-name="T4">/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1297093306" text:style-name="WW8Num5">
        <text:list-item>
          <text:p text:style-name="P68">if the attachment does not have further attachments, its URI is provided as detailed in the previous section, without further addenda. </text:p>
        </text:list-item>
        <text:list-item>
          <text:p text:style-name="P68">If the attachment has further attachments, the URI as detailed in the previous section refers to the whole attachment, including its own attachments.</text:p>
        </text:list-item>
        <text:list-item>
          <text:p text:style-name="P68">To refer to the main document of an attachment that has further attachments, a further “/main” part should be added. </text:p>
        </text:list-item>
        <text:list-item>
          <text:p text:style-name="P68">To refer to any further attachment of an attachment, a further “/” followed by a unique name for the attachment must be added to the attachment itself. </text:p>
        </text:list-item>
      </text:list>
      <text:p text:style-name="Standard"/>
      <text:list xml:id="list2080181504" text:continue-list="list1251816341" text:style-name="WW8Num8">
        <text:list-item>
          <text:p text:style-name="P77"><text:span text:style-name="T13">[http://www.authority.org]</text:span><text:span text:style-name="T4">/sl/act/2004-02-13/2/eng@2004-07-21/main/schedule1</text:span><text:line-break/><text:soft-page-break/>Whole attachment “schedule01” of the Sierra Leone enacted Legislation. Act number 2 of 2004. <text:s/>English version, English version, as amended on July 2004. </text:p>
        </text:list-item>
        <text:list-item>
          <text:p text:style-name="P77"><text:span text:style-name="T13">[http://www.authority.org]</text:span><text:span text:style-name="T4">/sl/act/2004-02-13/2/eng@2004-07-21/main/schedule1/main</text:span><text:line-break/>Main document of the attachment “schedule01” of Sierra Leone enacted Legislation. Act number 2 of 2004. <text:s/>English version, as amended on July 2004</text:p>
        </text:list-item>
        <text:list-item>
          <text:p text:style-name="P77"><text:span text:style-name="T13">[http://www.authority.org]</text:span><text:span text:style-name="T4">/sl/act/2004-02-13/2/eng@2004-07-21/main/schedule1/tableA</text:span><text:line-break/>Attachment “Table A” of the attachment “schedule01” of Sierra Leone enacted Legislation. Act number 2 of 2004. <text:s/>English version, as amended on July 2004</text:p>
        </text:list-item>
        <text:list-item>
          <text:p text:style-name="P77"><text:span text:style-name="T13">[http://www.authority.org]</text:span><text:span text:style-name="T4">/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15"/>
      <text:p text:style-name="Standard">There are at least three cases where such situation may take place: </text:p>
      <text:list xml:id="list916700090" text:style-name="WW8Num4">
        <text:list-item>
          <text:p text:style-name="P69">the information is not known by the author of the expression (e.g., the legislator), in which case the act of actually retrieving the correct information is in itself an act of interpretation; </text:p>
        </text:list-item>
        <text:list-item>
          <text:p text:style-name="P69">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9">the information is not know by the query system.</text:p>
        </text:list-item>
      </text:list>
      <text:p text:style-name="P18"/>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171908416" text:continue-list="list2080181504" text:style-name="WW8Num8">
        <text:list-item>
          <text:p text:style-name="P75"><text:span text:style-name="T13">[http://www.authority.org]</text:span><text:span text:style-name="T4">/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text:soft-page-break/>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495856388" text:continue-list="list1919014059" text:style-name="WW8Num7">
        <text:list-item>
          <text:p text:style-name="P66">The URI of the corresponding EXPRESSION as a whole</text:p>
        </text:list-item>
        <text:list-item>
          <text:p text:style-name="P66">The character “.”</text:p>
        </text:list-item>
        <text:list-item>
          <text:p text:style-name="P66">A unique three letter acronym of the data format in which the manifestation is drafted. The acronym can be “pdf” for PDF, “doc” for MS Word, or “xml” for the XML manifestation. </text:p>
        </text:list-item>
        <text:list-item>
          <text:p text:style-name="P66">The akn for the package of all documents including XML version of the main document(s) according to the Akoma Ntoso rules.</text:p>
        </text:list-item>
      </text:list>
      <text:p text:style-name="P25"/>
      <text:list xml:id="list2177579981" text:continue-list="list1171908416" text:style-name="WW8Num8">
        <text:list-item>
          <text:p text:style-name="P77"><text:span text:style-name="T13">[http://www.authority.org]</text:span><text:span text:style-name="T4">/dz/debaterecord/2004-12-21/fra/main.doc</text:span><text:line-break/>Word version of the Algerian parliamentary debate record, 21st December 2004., French version</text:p>
        </text:list-item>
        <text:list-item>
          <text:p text:style-name="P77"><text:span text:style-name="T13">[http://www.authority.org]</text:span><text:span text:style-name="T4">/sl/act/2004-02-13/2/eng/main.pdf</text:span><text:line-break/>PDF version of the Sierra Leone enacted Legislation. Act number 2 of 2004. <text:s/>English version, current version (as accessed today)</text:p>
        </text:list-item>
        <text:list-item>
          <text:p text:style-name="P77"><text:span text:style-name="T13">[http://www.authority.org]</text:span><text:span text:style-name="T4">/sl/act/2004-02-13/2/eng@2004-07-21/main.akn</text:span><text:line-break/>Package of all documents including XML versions of the Sierra Leone enacted Legislation. Act number 2 of 2004. <text:s/>English version, as amended in July 2004</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1223992536" text:style-name="WW8Num3">
        <text:list-item>
          <text:p text:style-name="P70">The URI of the corresponding EXPRESSION as a whole</text:p>
        </text:list-item>
        <text:list-item>
          <text:p text:style-name="P70">The character “/”</text:p>
        </text:list-item>
        <text:list-item>
          <text:p text:style-name="P70">Some unique identification of the ManifestationComponent with respect either to the manifestation as a whole or to the ExpressionComponent the component is the manifestation of. </text:p>
        </text:list-item>
        <text:list-item>
          <text:p text:style-name="P70">The character “.“</text:p>
        </text:list-item>
        <text:list-item>
          <text:p text:style-name="P70">A unique extension of the data format in which the manifestation is drafted. The acronym can be “pdf” for PDF, “doc” for MS Word, “xml” for XML documents, “tif” for image formats, etc. </text:p>
        </text:list-item>
      </text:list>
      <text:p text:style-name="P27"/>
      <text:p text:style-name="Standard">In the next section we will examine the format of the package and the relevant URIs for a specific manifestation of Akoma Ntoso documents, the XML format. </text:p>
      <text:h text:style-name="Heading_20_3" text:outline-level="3"><text:soft-page-break/>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735540036" text:style-name="WW8Num2">
        <text:list-item>
          <text:p text:style-name="P71">If the document is just composed of text and does not refer to any multimedia fragment of any form, then the ZIP package contains a single document called “main.xml”. </text:p>
        </text:list-item>
        <text:list-item>
          <text:p text:style-name="P71">If the document is composed of many ManifestationComponents but does not refer to any multimedia fragment of any form, then the zip package is composed of many XML files, <text:span text:style-name="T4">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4"><text:s/></text:span></text:p>
        </text:list-item>
        <text:list-item>
          <text:p text:style-name="P71">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689301553" text:continue-list="list2177579981" text:style-name="WW8Num8">
        <text:list-item>
          <text:p text:style-name="P78">attachment1.xml<text:line-break/>Manifestation of the first attachment of the current document</text:p>
        </text:list-item>
        <text:list-item>
          <text:p text:style-name="P78">schedule3.xml<text:line-break/>Manifestation of the third attachment of the current document</text:p>
        </text:list-item>
        <text:list-item>
          <text:p text:style-name="P78">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615404171" text:style-name="WW8Num1">
        <text:list-item>
          <text:p text:style-name="P79">The URI of the corresponding EXPRESSION as a whole</text:p>
        </text:list-item>
        <text:list-item>
          <text:p text:style-name="P79">The character “/”</text:p>
        </text:list-item>
        <text:list-item>
          <text:p text:style-name="P80">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text:soft-page-break/>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5">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5">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text:soft-page-break/></text:p>
      <text:p text:style-name="Standard">In particular, we define the concept of <text:span text:style-name="T5">Top Level Classes</text:span> (TLC) that are guaranteed to be a partition of the overall domain of the Akoma Ntoso standard. TLC include Work, Expression, Manifestation, Item, Person, Organization, Concept, Object, Event and Place. The list of TLC may include in future more classes (e.g., Process, Role, Term, and more yet to be determined),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4">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text:s/>in the next section.</text:p>
      <text:p text:style-name="Standard"/>
      <text:p text:style-name="Standard">Therefore, the URI for non-document entities consists of the following pieces:</text:p>
      <text:list xml:id="list343873658" text:continue-list="list1689301553" text:style-name="WW8Num8">
        <text:list-item>
          <text:p text:style-name="P49">The base URL of a naming authority with URI-resolving capabilities</text:p>
        </text:list-item>
        <text:list-item>
          <text:p text:style-name="P49">A detail fragment organizing in a hierarchical fashion the additional data:</text:p>
          <text:list>
            <text:list-item>
              <text:p text:style-name="P50">The string “/ontology”</text:p>
            </text:list-item>
            <text:list-item>
              <text:p text:style-name="P50">The official name of the appropriate TLC</text:p>
            </text:list-item>
            <text:list-item>
              <text:p text:style-name="P50">Any number (including none) of slash-separated subclasses of the TLC, as long as they all refer to correct properties of the corresponding instance </text:p>
            </text:list-item>
            <text:list-item>
              <text:p text:style-name="P50">The ID of the instance, guaranteed to be unique within the TLC. </text:p>
            </text:list-item>
          </text:list>
        </text:list-item>
      </text:list>
      <text:p text:style-name="P19"/>
      <text:p text:style-name="Standard">All components are separated by forward slashes (“/”) so as to exploit relative URIs in references. </text:p>
      <text:p text:style-name="P25"/>
      <text:list xml:id="list44078806" text:continue-numbering="true" text:style-name="WW8Num8">
        <text:list-item>
          <text:p text:style-name="P77"><text:span text:style-name="T13">[http://www.authority.org]</text:span><text:span text:style-name="T4">/ontology/person/kn.joe.smith.1964-12-22</text:span><text:line-break/>Joe Smith </text:p>
        </text:list-item>
        <text:list-item>
          <text:p text:style-name="P77"><text:span text:style-name="T13">[http://www.authority.org]</text:span><text:span text:style-name="T4">/ontology/person/kn/kn.joe.smith.1964-12-22</text:span><text:line-break/>Joe Smith (implying that he is a Kenyan)</text:p>
        </text:list-item>
        <text:list-item>
          <text:p text:style-name="P77"><text:span text:style-name="T13">[http://www.authority.org]</text:span><text:span text:style-name="T4">/ontology/person/kn/judge/kn.joe.smith.1964-12-22</text:span><text:line-break/>Joe Smith (implying that he is a Kenyan who is a judge)</text:p>
        </text:list-item>
        <text:list-item>
          <text:p text:style-name="P77"><text:span text:style-name="T13">[http://www.authority.org]</text:span><text:span text:style-name="T4">/ontology/person/judge/kn/kn.joe.smith.1964-12-22</text:span><text:line-break/>Joe Smith (implying that he is a judge who is a Kenyan)</text:p>
        </text:list-item>
        <text:list-item>
          <text:p text:style-name="P77"><text:span text:style-name="T13">[http://www.authority.org]</text:span><text:span text:style-name="T4">/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ext:soft-page-break/>Therefore, the following URIs are equivalent pair-wise, and refer to the same entities:</text:p>
      <text:p text:style-name="Standard"/>
      <text:list xml:id="list1718719659" text:continue-numbering="true" text:style-name="WW8Num8">
        <text:list-item>
          <text:p text:style-name="P77"><text:span text:style-name="T13">[http://www.authority.org]</text:span>/sl/act/2004-02-13/2<text:line-break/><text:span text:style-name="T13">[http://www.authority.org]</text:span>/ontology/work/sl.act.2004-02-13.2</text:p>
        </text:list-item>
        <text:list-item>
          <text:p text:style-name="P77"><text:span text:style-name="T13">[http://www.authority.org]</text:span>/sl/act/2004-02-13/2/eng@2004-07-21<text:line-break/><text:span text:style-name="T13">[http://www.authority.org]</text:span>/ontology/expression/sl.act.2004-02-13.2.eng@2004-07-21</text:p>
        </text:list-item>
        <text:list-item>
          <text:p text:style-name="P77"><text:span text:style-name="T13">[http://www.authority.org]</text:span>/sl/act/2004-02-13/2/eng@2004-07-21/main/schedule1<text:line-break/><text:span text:style-name="T13">[http://www.authority.org]</text:span>/ontology/expression.component/sl.act.2004-02-13.2.eng@2004-07-21.main.schedule1</text:p>
        </text:list-item>
        <text:list-item>
          <text:p text:style-name="P77"><text:span text:style-name="T13">[http://www.authority.org]</text:span>/sl/act/2004-02-13/2/eng@2004-07-21/main.akn<text:line-break/><text:span text:style-name="T13">[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549987663" text:style-name="WW8Num36">
        <text:list-item>
          <text:p text:style-name="P51"><text:span text:style-name="T4">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214566599" text:continue-numbering="true" text:style-name="WW8Num36">
        <text:list-item>
          <text:p text:style-name="P51"><text:span text:style-name="T4">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text:soft-page-break/>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371228952" text:continue-numbering="true" text:style-name="WW8Num36">
        <text:list-item>
          <text:p text:style-name="P51"><text:span text:style-name="T4">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581035690" text:continue-numbering="true" text:style-name="WW8Num36">
        <text:list-item>
          <text:p text:style-name="P51"><text:span text:style-name="Macchina_20_da_20_scrivere_20_HTML"><text:span text:style-name="T11">wikipedia.weapon</text:span></text:span><text:span text:style-name="Macchina_20_da_20_scrivere_20_HTML"><text:span text:style-name="T12"><text:line-break/></text:span></text:span><text:span text:style-name="T12">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331482521" text:continue-numbering="true" text:style-name="WW8Num36">
        <text:list-item>
          <text:p text:style-name="P51"><text:span text:style-name="Macchina_20_da_20_scrivere_20_HTML"><text:span text:style-name="T11">wikipedia.world.war.ii</text:span></text:span><text:span text:style-name="Macchina_20_da_20_scrivere_20_HTML"><text:span text:style-name="T12"><text:line-break/></text:span></text:span><text:span text:style-name="T8">The second World War as defined in Wikipedia</text:span></text:p>
        </text:list-item>
      </text:list>
      <text:h text:style-name="Heading_20_3" text:outline-level="3">TLC Place</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1931672465" text:continue-numbering="true" text:style-name="WW8Num36">
        <text:list-item>
          <text:p text:style-name="P51"><text:span text:style-name="Macchina_20_da_20_scrivere_20_HTML"><text:span text:style-name="T11">wikipedia.rome</text:span></text:span><text:span text:style-name="Macchina_20_da_20_scrivere_20_HTML"><text:span text:style-name="T12"><text:line-break/></text:span></text:span><text:span text:style-name="T8">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152022633" text:continue-numbering="true" text:style-name="WW8Num36">
        <text:list-item>
          <text:p text:style-name="P51"><text:span text:style-name="Macchina_20_da_20_scrivere_20_HTML"><text:span text:style-name="T11">wikipedia.kn.promulgation</text:span></text:span><text:span text:style-name="Macchina_20_da_20_scrivere_20_HTML"><text:span text:style-name="T12"><text:line-break/></text:span></text:span><text:soft-page-break/><text:span text:style-name="T8">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385114003" text:continue-numbering="true" text:style-name="WW8Num36">
        <text:list-item>
          <text:p text:style-name="P51"><text:span text:style-name="Macchina_20_da_20_scrivere_20_HTML"><text:span text:style-name="T11">wikipedia.kn.speaker</text:span></text:span><text:span text:style-name="Macchina_20_da_20_scrivere_20_HTML"><text:span text:style-name="T12"><text:line-break/></text:span></text:span><text:span text:style-name="T8">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327648579" text:continue-numbering="true" text:style-name="WW8Num36">
        <text:list-item>
          <text:p text:style-name="P51"><text:span text:style-name="Macchina_20_da_20_scrivere_20_HTML"><text:span text:style-name="T11">wikipedia.eng.speaker</text:span></text:span><text:span text:style-name="Macchina_20_da_20_scrivere_20_HTML"><text:span text:style-name="T12"><text:line-break/></text:span></text:span><text:span text:style-name="T8">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2146532595" text:continue-numbering="true" text:style-name="WW8Num36">
        <text:list-item>
          <text:p text:style-name="P51"><text:span text:style-name="T4">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958467235" text:continue-numbering="true" text:style-name="WW8Num36">
        <text:list-item>
          <text:p text:style-name="P51"><text:span text:style-name="T4">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text:soft-page-break/></text:p>
      <text:list xml:id="list1935066036" text:continue-numbering="true" text:style-name="WW8Num36">
        <text:list-item>
          <text:p text:style-name="P51"><text:span text:style-name="T4">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587556488" text:continue-numbering="true" text:style-name="WW8Num36">
        <text:list-item>
          <text:p text:style-name="P51"><text:span text:style-name="T4">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1979583135" text:continue-numbering="true" text:style-name="WW8Num36">
        <text:list-item>
          <text:p text:style-name="P51"><text:span text:style-name="T4">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Differences from previous releases</text:h>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695511843" text:continue-numbering="true" text:style-name="WW8Num36">
        <text:list-item>
          <text:p text:style-name="P51">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51">Speech-related containers such as <text:span text:style-name="tt">administrationOfOaths, declarationOfVote,</text:span> etc. have been added to the list of containers that can be specified anywhere. </text:p>
        </text:list-item>
        <text:list-item>
          <text:p text:style-name="P51">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51">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51">The element <text:span text:style-name="tt">workflow</text:span> has been clarified. A <text:span text:style-name="tt">workflow</text:span> is not composed of <text:soft-page-break/><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51">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text:span><text:span text:style-name="tt">,</text:span><text:span text:style-name="tt"> overrules</text:span><text:span text:style-name="tt">,</text:span><text:span text:style-name="tt"> dissentsFrom</text:span><text:span text:style-name="tt">,</text:span><text:span text:style-name="tt"> putsInQuestion</text:span><text:span text:style-name="tt">,</text:span><text:span text:style-name="tt">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889830444" text:continue-numbering="true" text:style-name="WW8Num36">
        <text:list-item>
          <text:p text:style-name="P51">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51">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51">Complex types anyOther and anyOtherType, which were identical, have been brought together into one type, anyOtherType. All elements and attributes have been updated accordingly. </text:p>
        </text:list-item>
        <text:list-item>
          <text:p text:style-name="P51">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4">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text:span text:style-name="T16">sideNote</text:span></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ext:soft-page-break/>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22"><text:span text:style-name="Macchina_20_da_20_scrivere_20_HTML"><text:span text:style-name="T1">&lt;akomaNtoso xmlns="http://www.akomantoso.org/1.0"&gt;</text:span></text:span></text:p>
      <text:p text:style-name="P22"><text:span text:style-name="Macchina_20_da_20_scrivere_20_HTML"><text:span text:style-name="T1"><text:s text:c="4"/>&lt;act&gt;</text:span></text:span></text:p>
      <text:p text:style-name="P22"><text:span text:style-name="Macchina_20_da_20_scrivere_20_HTML"><text:span text:style-name="T1"><text:s text:c="8"/>...</text:span></text:span></text:p>
      <text:p text:style-name="P22"><text:span text:style-name="Macchina_20_da_20_scrivere_20_HTML"><text:span text:style-name="T1"><text:s text:c="8"/>&lt;body&gt;</text:span></text:span></text:p>
      <text:p text:style-name="P22"><text:span text:style-name="Macchina_20_da_20_scrivere_20_HTML"><text:span text:style-name="T1"><text:s text:c="12"/>&lt;section id="sect54.a"&gt;</text:span></text:span></text:p>
      <text:p text:style-name="P22"><text:span text:style-name="Macchina_20_da_20_scrivere_20_HTML"><text:span text:style-name="T1"><text:s text:c="16"/>&lt;num&gt;54A&lt;/num&gt;</text:span></text:span></text:p>
      <text:p text:style-name="P22"><text:span text:style-name="Macchina_20_da_20_scrivere_20_HTML"><text:span text:style-name="T1"><text:s text:c="16"/>&lt;heading&gt;Conduct of prosecutions.&lt;/heading&gt;</text:span></text:span></text:p>
      <text:p text:style-name="P22"><text:span text:style-name="Macchina_20_da_20_scrivere_20_HTML"><text:span text:style-name="T1"><text:s text:c="16"/>&lt;clause id="sect54.a-cla1"&gt;</text:span></text:span></text:p>
      <text:p text:style-name="P22"><text:span text:style-name="Macchina_20_da_20_scrivere_20_HTML"><text:span text:style-name="T1"><text:s text:c="20"/>&lt;num&gt;(1)&lt;/num&gt;</text:span></text:span></text:p>
      <text:p text:style-name="P22"><text:span text:style-name="Macchina_20_da_20_scrivere_20_HTML"><text:span text:style-name="T2"><text:s text:c="20"/>&lt;sideNote&gt;Cap 75.&lt;/sideNote&gt;</text:span></text:span></text:p>
      <text:p text:style-name="P22"><text:span text:style-name="Macchina_20_da_20_scrivere_20_HTML"><text:span text:style-name="T1"><text:s text:c="20"/>&lt;content&gt;</text:span></text:span></text:p>
      <text:p text:style-name="P22"><text:span text:style-name="Macchina_20_da_20_scrivere_20_HTML"><text:span text:style-name="T1"><text:s text:c="24"/>&lt;p&gt; Blah blah&lt;/p&gt;</text:span></text:span></text:p>
      <text:p text:style-name="P22"><text:span text:style-name="Macchina_20_da_20_scrivere_20_HTML"><text:span text:style-name="T1"><text:s text:c="20"/>&lt;/content&gt;</text:span></text:span></text:p>
      <text:p text:style-name="P22"><text:span text:style-name="Macchina_20_da_20_scrivere_20_HTML"><text:span text:style-name="T1"><text:s text:c="16"/>&lt;/clause&gt;</text:span></text:span></text:p>
      <text:p text:style-name="P22"><text:span text:style-name="Macchina_20_da_20_scrivere_20_HTML"><text:span text:style-name="T1"><text:s text:c="12"/>&lt;/section&gt;</text:span></text:span></text:p>
      <text:p text:style-name="P22"><text:span text:style-name="Macchina_20_da_20_scrivere_20_HTML"><text:span text:style-name="T1"><text:s text:c="8"/>&lt;/body&gt;</text:span></text:span></text:p>
      <text:p text:style-name="P22"><text:span text:style-name="Macchina_20_da_20_scrivere_20_HTML"><text:span text:style-name="T1"><text:s text:c="5"/>&lt;/act&gt;</text:span></text:span></text:p>
      <text:p text:style-name="P22"><text:span text:style-name="Macchina_20_da_20_scrivere_20_HTML"><text:span text:style-name="T1">&lt;/akomaNtoso&gt;</text:span></text:span></text:p>
      <text:p text:style-name="Standard">needs to become: </text:p>
      <text:p text:style-name="P22"><text:span text:style-name="Macchina_20_da_20_scrivere_20_HTML"><text:span text:style-name="T1">&lt;akomaNtoso xmlns="http://www.akomantoso.org/1.0"&gt;</text:span></text:span></text:p>
      <text:p text:style-name="P22"><text:span text:style-name="Macchina_20_da_20_scrivere_20_HTML"><text:span text:style-name="T1"><text:s text:c="4"/>&lt;act&gt;</text:span></text:span></text:p>
      <text:p text:style-name="P22"><text:span text:style-name="Macchina_20_da_20_scrivere_20_HTML"><text:span text:style-name="T1"><text:s text:c="8"/>...</text:span></text:span></text:p>
      <text:p text:style-name="P22"><text:span text:style-name="Macchina_20_da_20_scrivere_20_HTML"><text:span text:style-name="T1"><text:s text:c="8"/>&lt;body&gt;</text:span></text:span></text:p>
      <text:p text:style-name="P22"><text:span text:style-name="Macchina_20_da_20_scrivere_20_HTML"><text:span text:style-name="T1"><text:s text:c="12"/>&lt;section id="sect54.a"&gt;</text:span></text:span></text:p>
      <text:p text:style-name="P22"><text:span text:style-name="Macchina_20_da_20_scrivere_20_HTML"><text:span text:style-name="T1"><text:s text:c="16"/>&lt;num&gt;54A&lt;/num&gt;</text:span></text:span></text:p>
      <text:p text:style-name="P22"><text:span text:style-name="Macchina_20_da_20_scrivere_20_HTML"><text:span text:style-name="T1"><text:s text:c="16"/>&lt;heading&gt;Conduct of prosecutions.&lt;/heading&gt;</text:span></text:span></text:p>
      <text:p text:style-name="P22"><text:span text:style-name="Macchina_20_da_20_scrivere_20_HTML"><text:span text:style-name="T1"><text:s text:c="16"/>&lt;clause </text:span></text:span><text:span text:style-name="Macchina_20_da_20_scrivere_20_HTML"><text:span text:style-name="T2">id="sect54.a-cla1"</text:span></text:span><text:span text:style-name="Macchina_20_da_20_scrivere_20_HTML"><text:span text:style-name="T1">&gt;</text:span></text:span></text:p>
      <text:p text:style-name="P22"><text:span text:style-name="Macchina_20_da_20_scrivere_20_HTML"><text:span text:style-name="T1"><text:s text:c="20"/>&lt;num&gt;(1)&lt;/num&gt;</text:span></text:span></text:p>
      <text:p text:style-name="P22"><text:span text:style-name="Macchina_20_da_20_scrivere_20_HTML"><text:span text:style-name="T1"><text:s text:c="20"/>&lt;content&gt;</text:span></text:span></text:p>
      <text:p text:style-name="P22"><text:span text:style-name="Macchina_20_da_20_scrivere_20_HTML"><text:span text:style-name="T1"><text:s text:c="24"/>&lt;p&gt; Blah blah&lt;/p&gt;</text:span></text:span></text:p>
      <text:p text:style-name="P22"><text:span text:style-name="Macchina_20_da_20_scrivere_20_HTML"><text:span text:style-name="T1"><text:s text:c="20"/>&lt;/content&gt;</text:span></text:span></text:p>
      <text:p text:style-name="P22"><text:span text:style-name="Macchina_20_da_20_scrivere_20_HTML"><text:span text:style-name="T1"><text:s text:c="16"/>&lt;/clause&gt;</text:span></text:span></text:p>
      <text:p text:style-name="P22"><text:span text:style-name="Macchina_20_da_20_scrivere_20_HTML"><text:span text:style-name="T1"><text:s text:c="12"/>&lt;/section&gt;</text:span></text:span></text:p>
      <text:p text:style-name="P22"><text:span text:style-name="Macchina_20_da_20_scrivere_20_HTML"><text:span text:style-name="T1"><text:s text:c="8"/>&lt;/body&gt;</text:span></text:span></text:p>
      <text:p text:style-name="P22"><text:span text:style-name="Macchina_20_da_20_scrivere_20_HTML"><text:span text:style-name="T2"><text:s text:c="8"/>&lt;outOfLines&gt;</text:span></text:span></text:p>
      <text:p text:style-name="P22"><text:span text:style-name="Macchina_20_da_20_scrivere_20_HTML"><text:span text:style-name="T2"><text:s text:c="12"/>&lt;outOfLine id="out01" type="sideNote" href="#sect54.a-cla1"&gt;</text:span></text:span></text:p>
      <text:p text:style-name="P22"><text:span text:style-name="Macchina_20_da_20_scrivere_20_HTML"><text:span text:style-name="T2"><text:s text:c="16"/>&lt;p&gt;Cap 75.&lt;/p&gt;</text:span></text:span></text:p>
      <text:p text:style-name="P22"><text:span text:style-name="Macchina_20_da_20_scrivere_20_HTML"><text:span text:style-name="T2"><text:s text:c="12"/>&lt;/outOfLine&gt;</text:span></text:span></text:p>
      <text:p text:style-name="P22"><text:span text:style-name="Macchina_20_da_20_scrivere_20_HTML"><text:span text:style-name="T2"><text:s text:c="8"/>&lt;/outOfLines&gt;</text:span></text:span></text:p>
      <text:p text:style-name="P22"><text:span text:style-name="Macchina_20_da_20_scrivere_20_HTML"><text:span text:style-name="T1"><text:s text:c="4"/>&lt;/act&gt;</text:span></text:span></text:p>
      <text:p text:style-name="P22"><text:span text:style-name="Macchina_20_da_20_scrivere_20_HTML"><text:span text:style-name="T1">&lt;/akomaNtoso&gt;</text:span></text:span></text:p>
      <text:p text:style-name="Standard">Please note three issues: </text:p>
      <text:list xml:id="list912470035" text:continue-numbering="true" text:style-name="WW8Num36">
        <text:list-item>
          <text:p text:style-name="P51">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51">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51">While the previous <text:span text:style-name="Macchina_20_da_20_scrivere_20_HTML">sideNote</text:span> element was a block, and thus could contain directly <text:soft-page-break/>text, the <text:span text:style-name="Macchina_20_da_20_scrivere_20_HTML">outOfLine</text:span> element is a container, and thus must contain one or more blocks that in turn contain text. </text:p>
        </text:list-item>
      </text:list>
      <text:p text:style-name="Standard">This modification is <text:span text:style-name="T4">NOT backward-compatible. Elements have been removed and a whole new section created in all types of documents.</text:span></text:p>
      <text:h text:style-name="Heading_20_3" text:outline-level="3">Content model reorganization for speeches</text:h>
      <text:p text:style-name="P20">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4">IS backward-compatible. Content models have been expanded.</text:span></text:p>
      <text:h text:style-name="Heading_20_3" text:outline-level="3">New inline elements</text:h>
      <text:p text:style-name="Standard">A number of new inline elements have been added to this release: </text:p>
      <text:list xml:id="list751065117" text:style-name="WW8Num45">
        <text:list-item>
          <text:p text:style-name="P52">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52">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52">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52">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52">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4">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ext:soft-page-break/>This modification is <text:span text:style-name="T4">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4">NOT backward-compatible. Element names have been changed.</text:span></text:p>
      <text:h text:style-name="Heading_20_3" text:outline-level="3">Bug fixes</text:h>
      <text:list xml:id="list1244035869" text:style-name="WW8Num19">
        <text:list-item>
          <text:p text:style-name="P53">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4">NOT backward-compatible. Attributes have been made required.</text:span></text:p>
        </text:list-item>
        <text:list-item>
          <text:p text:style-name="P53">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4">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4">Content differences:</text:p>
      <text:list xml:id="list478144401" text:continue-list="list116793734" text:style-name="WW8Num15">
        <text:list-item>
          <text:p text:style-name="P48">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48">All Top Level Classes have now a proposed syntax for IDs (that was up to this day only mentioned as TBD). </text:p>
        </text:list-item>
        <text:list-item>
          <text:p text:style-name="P48">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48">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48">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48">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oft-page-break/>(<text:span text:style-name="Macchina_20_da_20_scrivere_20_HTML">sceneDescription, phenomenon, caption, translation</text:span>) is also added. </text:p>
        </text:list-item>
      </text:list>
      <text:p text:style-name="P21">Case differences (specific to the camelCase release):</text:p>
      <text:list xml:id="list798667346" text:continue-numbering="true" text:style-name="WW8Num15">
        <text:list-item>
          <text:p text:style-name="P48">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141204416" text:style-name="WW8Num27">
        <text:list-item>
          <text:p text:style-name="P54">A name that is composed of a simple term is all in lowercase (e.g., <text:span text:style-name="Macchina_20_da_20_scrivere_20_HTML">section, act, publication</text:span>).</text:p>
        </text:list-item>
        <text:list-item>
          <text:p text:style-name="P54">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54">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2101450473" text:continue-list="list798667346" text:style-name="WW8Num15">
        <text:list-item>
          <text:p text:style-name="P48">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48">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28">Most of the modifications accept and organize the proposal from Monica Palmirani in a document called “Common Open Standard for Judgments”. </text:p>
      <text:p text:style-name="Standard">Modifications unrelated to the judgment we find: </text:p>
      <text:list xml:id="list1497233932" text:continue-numbering="true" text:style-name="WW8Num15">
        <text:list-item>
          <text:p text:style-name="P48">A new element for debate documents called <text:span text:style-name="Macchina_20_da_20_scrivere_20_HTML">DeclarationofVote</text:span></text:p>
        </text:list-item>
        <text:list-item>
          <text:p text:style-name="P48">A new element <text:span text:style-name="Macchina_20_da_20_scrivere_20_HTML">this</text:span> is added in all FRBR levels to report the URI of the specific component where the metadata block is found</text:p>
        </text:list-item>
        <text:list-item>
          <text:p text:style-name="P48">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29">Modifications related to the judgment as specified in Palmirani’s document are: </text:p>
      <text:list xml:id="list333106524" text:style-name="WW8Num22">
        <text:list-item>
          <text:p text:style-name="P55">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55">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text:span><text:soft-page-break/><text:span text:style-name="Macchina_20_da_20_scrivere_20_HTML">judgmentDate</text:span>. </text:p>
        </text:list-item>
        <text:list-item>
          <text:p text:style-name="P55">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55">An additional metadata element, <text:span text:style-name="Macchina_20_da_20_scrivere_20_HTML">workflow</text:span>, and its repeatable child <text:span text:style-name="Macchina_20_da_20_scrivere_20_HTML">action</text:span> have been added. </text:p>
        </text:list-item>
      </text:list>
      <text:p text:style-name="P30">Some modifications diverge from Palmirani’s proposal, as follows:</text:p>
      <text:list xml:id="list605947757" text:style-name="WW8Num49">
        <text:list-item>
          <text:p text:style-name="P56">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56">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56">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30">Open issues are as follows: </text:p>
      <text:list xml:id="list940523981" text:style-name="WW8Num53">
        <text:list-item>
          <text:p text:style-name="P57">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17">http://en.wikipedia.org/wiki/Judgment_%28law%29</text:span></text:span></text:a><text:span text:style-name="T17">: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57">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552316275" text:style-name="WW8Num18">
        <text:list-item>
          <text:p text:style-name="P58">Element <text:span text:style-name="Macchina_20_da_20_scrivere_20_HTML">clauses</text:span> has been renamed into <text:span text:style-name="Macchina_20_da_20_scrivere_20_HTML">body</text:span>. NOT BACKWARD COMPATIBLE</text:p>
        </text:list-item>
        <text:list-item>
          <text:p text:style-name="P58">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81">The list of hierarchical elements is enriched with the addition of elements <text:span text:style-name="Macchina_20_da_20_scrivere_20_HTML">title, </text:span><text:soft-page-break/><text:span text:style-name="Macchina_20_da_20_scrivere_20_HTML">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58">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58">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58">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58">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58">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58">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58">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58">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58">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58">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58">Existing TLC elements have been renamed to include the prefix “TLC” to clarify their <text:soft-page-break/>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58">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58">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58">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5">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ext:soft-page-break/>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4">Please note: </text:span>an intermediate, non official release dated 30/11/2006 already contains some of these modifications). </text:p>
      <text:list xml:id="list888749087" text:style-name="WW8Num14">
        <text:list-item>
          <text:p text:style-name="P59">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59">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59">Element <text:span text:style-name="Macchina_20_da_20_scrivere_20_HTML">ActDate</text:span> now has a <text:span text:style-name="Macchina_20_da_20_scrivere_20_HTML">date</text:span> attribute for normalized dates. </text:p>
        </text:list-item>
        <text:list-item>
          <text:p text:style-name="P59">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1485471163" text:continue-numbering="true" text:style-name="WW8Num14">
        <text:list-item>
          <text:p text:style-name="P59">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59"><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59"><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59"><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59">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59">A new textual modification has been added, <text:span text:style-name="Macchina_20_da_20_scrivere_20_HTML">Renumbering</text:span>. </text:p>
        </text:list-item>
        <text:list-item>
          <text:p text:style-name="P59">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59">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62012632" text:style-name="WW8Num39">
        <text:list-item>
          <text:p text:style-name="P60">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60">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60">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60"><text:soft-page-break/>The attribute <text:span text:style-name="Macchina_20_da_20_scrivere_20_HTML">numbering</text:span> has been removed because of doubts of its real usefulness. Can be reinstated if found needed. </text:p>
        </text:list-item>
        <text:list-item>
          <text:p text:style-name="P60">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60">The content model of all metadata elements has been simplified removing the attributes for style and enactment that made little sense for them. </text:p>
        </text:list-item>
        <text:list-item>
          <text:p text:style-name="P60">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5">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60">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60">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60">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60">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60"><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60"><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1786641119" text:style-name="WW8Num26">
        <text:list-item>
          <text:p text:style-name="P61">The <text:span text:style-name="Macchina_20_da_20_scrivere_20_HTML">mod</text:span> element has been included in the list of inline elements and now can actually be used.</text:p>
        </text:list-item>
        <text:list-item>
          <text:p text:style-name="P61"><text:soft-page-break/>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61">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1424118221" text:style-name="WW8Num34">
        <text:list-item>
          <text:p text:style-name="P62">The content model of the debate now has also answers and others and comments. </text:p>
        </text:list-item>
        <text:list-item>
          <text:p text:style-name="P62">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62">Ids in speeches, questions, answers, and others is now optional instead of required. </text:p>
        </text:list-item>
        <text:list-item>
          <text:p text:style-name="P62">The <text:span text:style-name="T18">li</text:span> element now allows also paragraphs (<text:span text:style-name="T18">p</text:span> elements)</text:p>
        </text:list-item>
        <text:list-item>
          <text:p text:style-name="P62">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62">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62">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232720210" text:style-name="WW8Num31">
        <text:list-item>
          <text:p text:style-name="P63">All references to PAPI have been removed and substituted with Akoma Ntoso, both in the schema documents and the documentation (in the following forms: <text:span text:style-name="code">akomantoso</text:span>, AKOMA NTOSO, and AN). </text:p>
        </text:list-item>
        <text:list-item>
          <text:p text:style-name="P63">After registering the proper domain name, the namespace for Akoma Ntoso documents is now <text:span text:style-name="code">http://www.akomantoso.org/1.0</text:span>. </text:p>
        </text:list-item>
        <text:list-item>
          <text:p text:style-name="P63">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2050771115" text:style-name="WW8Num40">
        <text:list-item>
          <text:p text:style-name="P64">PAPI is now <text:span text:style-name="T4">really </text:span>specified as version 1.0 instead of 2.0. Correspondingly, the namespace for this document class is now <text:span text:style-name="T4">really </text:span>defined as <text:span text:style-name="code">http://www.parliaments.info/PAPI/1.0</text:span>.</text:p>
        </text:list-item>
        <text:list-item>
          <text:p text:style-name="P64">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64">Element <text:span text:style-name="code">&lt;item&gt;</text:span> has completely changed role and content model, being now a hierarchical element providing support for a hierarchy of items. This is the main <text:soft-page-break/>structure for hierarchies that are not legislative and thus are contained in generic <text:span text:style-name="code">&lt;doc&gt;</text:span> elements.</text:p>
        </text:list-item>
        <text:list-item>
          <text:p text:style-name="P64">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64">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64">A new element <text:span text:style-name="code">&lt;subtitle&gt;</text:span> has been added for hierarchical structures that contain subtitles in addition to number and title. </text:p>
        </text:list-item>
        <text:list-item>
          <text:p text:style-name="P64">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64">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64">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840379758" text:continue-numbering="true" text:style-name="WW8Num40">
        <text:list-item>
          <text:p text:style-name="P64">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64">Two new document classes have been added, <text:span text:style-name="code">&lt;report&gt;</text:span> and <text:span text:style-name="code">&lt;minutes&gt;,</text:span> to handle, respectively, <text:span text:style-name="T5">Official Reports</text:span> (or <text:span text:style-name="T5">Hansards</text:span>) and <text:span text:style-name="T5">Official Minutes</text:span> (or <text:span text:style-name="T5">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64">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64">A new marker element has been added, <text:span text:style-name="code">recordedTime</text:span>, to handle the specification, anywhere in the text, of the moment in which the remark, agenda item or question was proposed. </text:p>
        </text:list-item>
        <text:list-item>
          <text:p text:style-name="P64">A new section of meta elements has been added, <text:span text:style-name="code">persons</text:span>, to list all the people whose remarks have been recorded in the minutes or reports. </text:p>
        </text:list-item>
        <text:list-item>
          <text:p text:style-name="P64">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zxx"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zxx"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style>
    <style:style style:name="WW8Num16z3" style:family="text">
      <style:text-properties style:font-name="Symbol"/>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2" style:family="text">
      <style:text-properties style:font-name="Wingdings" fo:language="en" fo:country="US"/>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5z0" style:family="text">
      <style:text-properties style:font-name="Courier New" fo:language="en" fo:country="US"/>
    </style:style>
    <style:style style:name="WW8Num25z2" style:family="text">
      <style:text-properties style:font-name="Wingdings"/>
    </style:style>
    <style:style style:name="WW8Num25z4" style:family="text">
      <style:text-properties style:font-name="Courier New"/>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3" style:family="text">
      <style:text-properties style:font-name="Symbol"/>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27z4" style:family="text">
      <style:text-properties style:font-name="Courier New"/>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2" style:family="text">
      <style:text-properties style:font-name="Wingdings" fo:language="en" fo:country="U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2" style:family="text">
      <style:text-properties style:font-name="Symbol" style:font-name-asian="Times"/>
    </style:style>
    <style:style style:name="WW8Num37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Wingdings"/>
    </style:style>
    <style:style style:name="WW8Num44z1" style:family="text">
      <style:text-properties style:font-name="Courier New"/>
    </style:style>
    <style:style style:name="WW8Num44z3" style:family="text">
      <style:text-properties style:font-name="Symbol"/>
    </style:style>
    <style:style style:name="WW8Num45z0" style:family="text">
      <style:text-properties style:font-name="Wingdings"/>
    </style:style>
    <style:style style:name="WW8Num45z1" style:family="text">
      <style:text-properties style:font-name="Courier New"/>
    </style:style>
    <style:style style:name="WW8Num45z3" style:family="text">
      <style:text-properties style:font-name="Symbol"/>
    </style:style>
    <style:style style:name="WW8Num47z0" style:family="text">
      <style:text-properties style:font-name="Wingdings"/>
    </style:style>
    <style:style style:name="WW8Num47z1" style:family="text">
      <style:text-properties style:font-name="Courier New"/>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style>
    <style:style style:name="WW8Num48z3"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Wingdings"/>
    </style:style>
    <style:style style:name="WW8Num54z1" style:family="text">
      <style:text-properties style:font-name="Courier New"/>
    </style:style>
    <style:style style:name="WW8Num54z3" style:family="text">
      <style:text-properties style:font-name="Symbol"/>
    </style:style>
    <style:style style:name="Carattere_20_predefinito_20_paragrafo" style:display-name="Carattere predefinito paragrafo" style:family="text"/>
    <style:style style:name="code" style:family="text" style:parent-style-name="Carattere_20_predefinito_20_paragrafo">
      <style:text-properties style:font-name="Courier" fo:font-size="10pt" fo:language="zxx" fo:country="none" style:font-size-asian="10pt" style:language-asian="zxx" style:country-asian="none"/>
    </style:style>
    <style:style style:name="Macchina_20_da_20_scrivere_20_HTML" style:display-name="Macchina da scrivere HTML" style:family="text" style:parent-style-name="Carattere_20_predefinito_20_paragrafo">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7z0"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1"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Testo_20_fumetto_20_Carattere" style:display-name="Testo fumetto Carattere" style:family="text" style:parent-style-name="Carattere_20_predefinito_20_paragrafo">
      <style:text-properties style:font-name="Lucida Grande" fo:font-size="9pt" fo:language="en" fo:country="US" style:font-size-asian="9pt" style:font-size-complex="9pt"/>
    </style:style>
    <style:style style:name="tt" style:family="text" style:parent-style-name="Carattere_20_predefinito_20_paragrafo">
      <style:text-properties style:font-name="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0.802in" fo:text-indent="-0.25in" fo:margin-left="0.802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302in" fo:text-indent="-0.25in" fo:margin-left="1.302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802in" fo:text-indent="-0.25in" fo:margin-left="1.80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302in" fo:text-indent="-0.25in" fo:margin-left="2.302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2.802in" fo:text-indent="-0.25in" fo:margin-left="2.802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302in" fo:text-indent="-0.25in" fo:margin-left="3.302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802in" fo:text-indent="-0.25in" fo:margin-left="3.802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302in" fo:text-indent="-0.25in" fo:margin-left="4.3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2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prefix="[" style:num-suffix="]" style:num-format="1">
        <style:list-level-properties text:list-level-position-and-space-mode="label-alignment">
          <style:list-level-label-alignment text:label-followed-by="listtab" text:list-tab-stop-position="0.2992in" fo:text-indent="-0.2992in" fo:margin-left="0.299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389in" fo:text-indent="-0.389in" fo:margin-left="1.389in"/>
        </style:list-level-properties>
        <style:text-properties style:font-name="Symbol"/>
      </text:list-level-style-bullet>
      <text:list-level-style-bullet text:level="4" text:style-name="WW8Num3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PI 2</dc:title>
    <meta:initial-creator>Fabio Vitali</meta:initial-creator>
    <meta:creation-date>2005-09-18T13:45:00</meta:creation-date>
    <dc:creator>Ashok Hariharan</dc:creator>
    <dc:date>2009-10-26T12:51:00</dc:date>
    <meta:editing-cycles>467</meta:editing-cycles>
    <meta:editing-duration>PT70H30M25S</meta:editing-duration>
    <meta:generator>OpenOffice.org/3.1$Linux OpenOffice.org_project/310m19$Build-9420</meta:generator>
    <meta:document-statistic meta:table-count="1" meta:image-count="0" meta:object-count="0" meta:page-count="39" meta:paragraph-count="681" meta:word-count="17493" meta:character-count="112236"/>
  </office:meta>
</office:document-meta>
</file>